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5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0"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number-columns-repeated="4" table:default-cell-style-name="ce9"/>
        <table:table-column table:style-name="co3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24"/>
          <table:table-cell table:style-name="ce35"/>
          <table:table-cell table:style-name="ce15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24" table:number-columns-repeated="2"/>
          <table:table-cell table:style-name="ce120"/>
          <table:table-cell table:style-name="ce35"/>
          <table:table-cell table:style-name="ce24" table:number-columns-repeated="3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35"/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2]&lt;&gt;&quot;&quot;; [.A2]; &quot;&quot;)" office:value-type="string" office:string-value="base" calcext:value-type="string">
            <text:p>base</text:p>
          </table:table-cell>
          <table:table-cell table:style-name="ce12" office:value-type="string" calcext:value-type="string" table:number-columns-spanned="3" table:number-rows-spanned="1">
            <text:p>Strict Match</text:p>
          </table:table-cell>
          <table:covered-table-cell table:style-name="ce12"/>
          <table:covered-table-cell table:style-name="ce81"/>
          <table:table-cell table:style-name="ce35"/>
          <table:table-cell table:style-name="ce12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2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84" office:value-type="string" calcext:value-type="string">
            <text:p>bert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24"/>
          <table:table-cell table:style-name="ce44" table:formula="of:=IF([.A3]&lt;&gt;&quot;&quot;; [.A3]; &quot;&quot;)" office:value-type="string" office:string-value="bert" calcext:value-type="string">
            <text:p>bert</text:p>
          </table:table-cell>
          <table:table-cell table:style-name="ce12" office:value-type="string" calcext:value-type="string">
            <text:p>F1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R</text:p>
          </table:table-cell>
          <table:table-cell table:style-name="ce35"/>
          <table:table-cell table:style-name="ce81" office:value-type="string" calcext:value-type="string">
            <text:p>F1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R</text:p>
          </table:table-cell>
          <table:table-cell table:style-name="ce73"/>
          <table:table-cell table:style-name="ce12"/>
          <table:table-cell table:number-columns-repeated="16351"/>
        </table:table-row>
        <table:table-row table:style-name="ro1">
          <table:table-cell table:style-name="ce4" office:value-type="string" calcext:value-type="string">
            <text:p>Comparisson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Comparisson" calcext:value-type="string">
            <text:p>Comparisson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Single: </text:span>TempEval</text:p>
          </table:table-cell>
          <table:table-cell table:style-name="ce95" office:value-type="float" office:value="92.9290201614161" calcext:value-type="float">
            <text:p>92.93</text:p>
          </table:table-cell>
          <table:table-cell table:style-name="ce108" office:value-type="float" office:value="1.4976726403631" calcext:value-type="float">
            <text:p>1.50</text:p>
          </table:table-cell>
          <table:table-cell table:style-name="ce95" office:value-type="float" office:value="92.1278559876328" calcext:value-type="float">
            <text:p>92.13</text:p>
          </table:table-cell>
          <table:table-cell table:style-name="ce108" office:value-type="float" office:value="1.45789424765418" calcext:value-type="float">
            <text:p>1.46</text:p>
          </table:table-cell>
          <table:table-cell table:style-name="ce115" office:value-type="float" office:value="93.7539328600655" calcext:value-type="float">
            <text:p>93.75</text:p>
          </table:table-cell>
          <table:table-cell table:style-name="ce115" office:value-type="float" office:value="1.7959482960208" calcext:value-type="float">
            <text:p>1.80</text:p>
          </table:table-cell>
          <table:table-cell table:style-name="ce55"/>
          <table:table-cell table:style-name="ce95" office:value-type="float" office:value="97.0540826811772" calcext:value-type="float">
            <text:p>97.05</text:p>
          </table:table-cell>
          <table:table-cell table:style-name="ce108" office:value-type="float" office:value="0.950658226146605" calcext:value-type="float">
            <text:p>0.95</text:p>
          </table:table-cell>
          <table:table-cell table:style-name="ce95" office:value-type="float" office:value="96.2176540264342" calcext:value-type="float">
            <text:p>96.22</text:p>
          </table:table-cell>
          <table:table-cell table:style-name="ce108" office:value-type="float" office:value="0.927555928872864" calcext:value-type="float">
            <text:p>0.93</text:p>
          </table:table-cell>
          <table:table-cell table:style-name="ce95" office:value-type="float" office:value="97.915411396169" calcext:value-type="float">
            <text:p>97.92</text:p>
          </table:table-cell>
          <table:table-cell table:style-name="ce108" office:value-type="float" office:value="1.38848218793771" calcext:value-type="float">
            <text:p>1.39</text:p>
          </table:table-cell>
          <table:table-cell table:style-name="ce115"/>
          <table:table-cell table:style-name="ce117"/>
          <table:table-cell table:style-name="ce24"/>
          <table:table-cell table:style-name="ce44" table:formula="of:=IF([.A6]&lt;&gt;&quot;&quot;; [.A6]; &quot;&quot;)" office:value-type="string" office:string-value="Single: TempEval" calcext:value-type="string">
            <text:p>Single: 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2.93_{\pm 1.50}$ " calcext:value-type="string">
            <text:p><text:s/>$92.93_{\pm 1.50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2.13_{\pm 1.46}$ " calcext:value-type="string">
            <text:p><text:s/>$92.13_{\pm 1.46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3.75_{\pm 1.80}$ " calcext:value-type="string">
            <text:p><text:s/>$93.75_{\pm 1.80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7.05_{\pm 0.95}$ " calcext:value-type="string">
            <text:p><text:s/>$97.05_{\pm 0.95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22_{\pm 0.93}$ " calcext:value-type="string">
            <text:p><text:s/>$96.22_{\pm 0.93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7.92_{\pm 1.39}$ " calcext:value-type="string">
            <text:p><text:s/>$97.92_{\pm 1.3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Multi: </text:span>TempEval</text:p>
          </table:table-cell>
          <table:table-cell table:style-name="ce95" office:value-type="float" office:value="91.7134788770729" calcext:value-type="float">
            <text:p>91.71</text:p>
          </table:table-cell>
          <table:table-cell table:style-name="ce108" office:value-type="float" office:value="1.66275914045183" calcext:value-type="float">
            <text:p>1.66</text:p>
          </table:table-cell>
          <table:table-cell table:style-name="ce95" office:value-type="float" office:value="90.8846613355974" calcext:value-type="float">
            <text:p>90.88</text:p>
          </table:table-cell>
          <table:table-cell table:style-name="ce108" office:value-type="float" office:value="2.11829212862164" calcext:value-type="float">
            <text:p>2.12</text:p>
          </table:table-cell>
          <table:table-cell table:style-name="ce115" office:value-type="float" office:value="92.5795600322147" calcext:value-type="float">
            <text:p>92.58</text:p>
          </table:table-cell>
          <table:table-cell table:style-name="ce115" office:value-type="float" office:value="1.70593379150668" calcext:value-type="float">
            <text:p>1.71</text:p>
          </table:table-cell>
          <table:table-cell table:style-name="ce55"/>
          <table:table-cell table:style-name="ce95" office:value-type="float" office:value="96.9087694761889" calcext:value-type="float">
            <text:p>96.91</text:p>
          </table:table-cell>
          <table:table-cell table:style-name="ce108" office:value-type="float" office:value="0.60993815341187" calcext:value-type="float">
            <text:p>0.61</text:p>
          </table:table-cell>
          <table:table-cell table:style-name="ce95" office:value-type="float" office:value="96.0307221824291" calcext:value-type="float">
            <text:p>96.03</text:p>
          </table:table-cell>
          <table:table-cell table:style-name="ce108" office:value-type="float" office:value="1.39090838680212" calcext:value-type="float">
            <text:p>1.39</text:p>
          </table:table-cell>
          <table:table-cell table:style-name="ce95" office:value-type="float" office:value="97.8264686987815" calcext:value-type="float">
            <text:p>97.83</text:p>
          </table:table-cell>
          <table:table-cell table:style-name="ce108" office:value-type="float" office:value="0.99426938023557" calcext:value-type="float">
            <text:p>0.99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Multi: TempEval" calcext:value-type="string">
            <text:p>Multi: TempEval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1.71_{\pm 1.66}$ " calcext:value-type="string">
            <text:p><text:s/>$91.71_{\pm 1.66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0.88_{\pm 2.12}$ " calcext:value-type="string">
            <text:p><text:s/>$90.88_{\pm 2.12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2.58_{\pm 1.71}$ " calcext:value-type="string">
            <text:p><text:s/>$92.58_{\pm 1.71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6.91_{\pm 0.61}$ " calcext:value-type="string">
            <text:p><text:s/>$96.91_{\pm 0.61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6.03_{\pm 1.39}$ " calcext:value-type="string">
            <text:p><text:s/>$96.03_{\pm 1.39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7.83_{\pm 0.99}$ " calcext:value-type="string">
            <text:p><text:s/>$97.83_{\pm 0.9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6]); ISBLANK([.B7])); &quot;&quot;; ([.B6] - [.B7]))" office:value-type="float" office:value="1.2155412843432" calcext:value-type="float">
            <text:p>1.22</text:p>
          </table:table-cell>
          <table:table-cell table:style-name="ce26" table:formula="of:=IF(OR(ISBLANK([.C6]); ISBLANK([.C7])); &quot;&quot;; ([.C6] - [.C7]))" office:value-type="float" office:value="-0.16508650008873" calcext:value-type="float">
            <text:p>-0.17</text:p>
          </table:table-cell>
          <table:table-cell table:style-name="ce20" table:formula="of:=IF(OR(ISBLANK([.D6]); ISBLANK([.D7])); &quot;&quot;; ([.D6] - [.D7]))" office:value-type="float" office:value="1.2431946520354" calcext:value-type="float">
            <text:p>1.24</text:p>
          </table:table-cell>
          <table:table-cell table:style-name="ce26" table:formula="of:=IF(OR(ISBLANK([.E6]); ISBLANK([.E7])); &quot;&quot;; ([.E6] - [.E7]))" office:value-type="float" office:value="-0.66039788096746" calcext:value-type="float">
            <text:p>-0.66</text:p>
          </table:table-cell>
          <table:table-cell table:style-name="ce20" table:formula="of:=IF(OR(ISBLANK([.F6]); ISBLANK([.F7])); &quot;&quot;; ([.F6] - [.F7]))" office:value-type="float" office:value="1.1743728278508" calcext:value-type="float">
            <text:p>1.17</text:p>
          </table:table-cell>
          <table:table-cell table:style-name="ce26" table:formula="of:=IF(OR(ISBLANK([.G6]); ISBLANK([.G7])); &quot;&quot;; ([.G6] - [.G7]))" office:value-type="float" office:value="0.0900145045141201" calcext:value-type="float">
            <text:p>0.09</text:p>
          </table:table-cell>
          <table:table-cell table:style-name="ce42"/>
          <table:table-cell table:style-name="ce20" table:formula="of:=IF(OR(ISBLANK([.I6]); ISBLANK([.I7])); &quot;&quot;; ([.I6] - [.I7]))" office:value-type="float" office:value="0.145313204988312" calcext:value-type="float">
            <text:p>0.15</text:p>
          </table:table-cell>
          <table:table-cell table:style-name="ce26" table:formula="of:=IF(OR(ISBLANK([.J6]); ISBLANK([.J7])); &quot;&quot;; ([.J6] - [.J7]))" office:value-type="float" office:value="0.340720072734735" calcext:value-type="float">
            <text:p>0.34</text:p>
          </table:table-cell>
          <table:table-cell table:style-name="ce20" table:formula="of:=IF(OR(ISBLANK([.K6]); ISBLANK([.K7])); &quot;&quot;; ([.K6] - [.K7]))" office:value-type="float" office:value="0.186931844005102" calcext:value-type="float">
            <text:p>0.19</text:p>
          </table:table-cell>
          <table:table-cell table:style-name="ce26" table:formula="of:=IF(OR(ISBLANK([.L6]); ISBLANK([.L7])); &quot;&quot;; ([.L6] - [.L7]))" office:value-type="float" office:value="-0.463352457929256" calcext:value-type="float">
            <text:p>-0.46</text:p>
          </table:table-cell>
          <table:table-cell table:style-name="ce20" table:formula="of:=IF(OR(ISBLANK([.M6]); ISBLANK([.M7])); &quot;&quot;; ([.M6] - [.M7]))" office:value-type="float" office:value="0.0889426973875089" calcext:value-type="float">
            <text:p>0.09</text:p>
          </table:table-cell>
          <table:table-cell table:style-name="ce26" table:formula="of:=IF(OR(ISBLANK([.N6]); ISBLANK([.N7])); &quot;&quot;; ([.N6] - [.N7]))" office:value-type="float" office:value="0.39421280770214" calcext:value-type="float">
            <text:p>0.39</text:p>
          </table:table-cell>
          <table:table-cell table:style-name="ce47" table:number-columns-repeated="2"/>
          <table:table-cell table:style-name="ce50"/>
          <table:table-cell table:style-name="ce58" table:formula="of:=IF([.A8]&lt;&gt;&quot;&quot;; [.A8]; &quot;&quot;)" office:value-type="string" office:string-value="Improvement" calcext:value-type="string">
            <text:p>Improvement</text:p>
          </table:table-cell>
          <table:table-cell table:style-name="ce61" table:formula="of:=IF(AND([.B8]&lt;&gt;&quot;&quot;; [.C8]&lt;&gt;&quot;&quot;); &quot; $&quot; &amp; TEXT([.B8]; &quot;0.00&quot;) &amp; &quot;_{\delta \hspace{1px} &quot; &amp; TEXT([.C8]; &quot;0.00&quot;) &amp; &quot;}$ &quot;; &quot;&quot;)" office:value-type="string" office:string-value=" $1.22_{\delta \hspace{1px} -0.17}$ " calcext:value-type="string">
            <text:p><text:s/>$1.22_{\delta \hspace{1px} -0.17}$ </text:p>
          </table:table-cell>
          <table:table-cell table:style-name="ce61" table:formula="of:=IF(AND([.D8]&lt;&gt;&quot;&quot;; [.E8]&lt;&gt;&quot;&quot;); &quot; $&quot; &amp; TEXT([.D8]; &quot;0.00&quot;) &amp; &quot;_{\delta \hspace{1px} &quot; &amp; TEXT([.E8]; &quot;0.00&quot;) &amp; &quot;}$ &quot;; &quot;&quot;)" office:value-type="string" office:string-value=" $1.24_{\delta \hspace{1px} -0.66}$ " calcext:value-type="string">
            <text:p><text:s/>$1.24_{\delta \hspace{1px} -0.66}$ </text:p>
          </table:table-cell>
          <table:table-cell table:style-name="ce61" table:formula="of:=IF(AND([.F8]&lt;&gt;&quot;&quot;; [.G8]&lt;&gt;&quot;&quot;); &quot; $&quot; &amp; TEXT([.F8]; &quot;0.00&quot;) &amp; &quot;_{\delta \hspace{1px} &quot; &amp; TEXT([.G8]; &quot;0.00&quot;) &amp; &quot;}$ &quot;; &quot;&quot;)" office:value-type="string" office:string-value=" $1.17_{\delta \hspace{1px} 0.09}$ " calcext:value-type="string">
            <text:p><text:s/>$1.17_{\delta \hspace{1px} 0.09}$ </text:p>
          </table:table-cell>
          <table:table-cell table:style-name="ce76"/>
          <table:table-cell table:style-name="ce66" table:formula="of:=IF(AND([.I8]&lt;&gt;&quot;&quot;; [.J8]&lt;&gt;&quot;&quot;); &quot; $&quot; &amp; TEXT([.I8]; &quot;0.00&quot;) &amp; &quot;_{\delta \hspace{1px} &quot; &amp; TEXT([.J8]; &quot;0.00&quot;) &amp; &quot;}$ &quot;; &quot;&quot;)" office:value-type="string" office:string-value=" $0.15_{\delta \hspace{1px} 0.34}$ " calcext:value-type="string">
            <text:p><text:s/>$0.15_{\delta \hspace{1px} 0.34}$ </text:p>
          </table:table-cell>
          <table:table-cell table:style-name="ce61" table:formula="of:=IF(AND([.K8]&lt;&gt;&quot;&quot;; [.L8]&lt;&gt;&quot;&quot;); &quot; $&quot; &amp; TEXT([.K8]; &quot;0.00&quot;) &amp; &quot;_{\delta \hspace{1px} &quot; &amp; TEXT([.L8]; &quot;0.00&quot;) &amp; &quot;}$ &quot;; &quot;&quot;)" office:value-type="string" office:string-value=" $0.19_{\delta \hspace{1px} -0.46}$ " calcext:value-type="string">
            <text:p><text:s/>$0.19_{\delta \hspace{1px} -0.46}$ </text:p>
          </table:table-cell>
          <table:table-cell table:style-name="ce66" table:formula="of:=IF(AND([.M8]&lt;&gt;&quot;&quot;; [.N8]&lt;&gt;&quot;&quot;); &quot; $&quot; &amp; TEXT([.M8]; &quot;0.00&quot;) &amp; &quot;_{\delta \hspace{1px} &quot; &amp; TEXT([.N8]; &quot;0.00&quot;) &amp; &quot;}$ &quot;; &quot;&quot;)" office:value-type="string" office:string-value=" $0.09_{\delta \hspace{1px} 0.39}$ " calcext:value-type="string">
            <text:p><text:s/>$0.09_{\delta \hspace{1px} 0.3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9]&lt;&gt;&quot;&quot;; [.A9]; &quot;&quot;)">
            <text:p/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>
            <text:p/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>
            <text:p/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>
            <text:p/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>
            <text:p/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>
            <text:p/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Single: TimeBank</text:p>
          </table:table-cell>
          <table:table-cell table:style-name="ce95" office:value-type="float" office:value="95.0600883287025" calcext:value-type="float">
            <text:p>95.06</text:p>
          </table:table-cell>
          <table:table-cell table:style-name="ce108" office:value-type="float" office:value="1.11682137829184" calcext:value-type="float">
            <text:p>1.12</text:p>
          </table:table-cell>
          <table:table-cell table:style-name="ce95" office:value-type="float" office:value="94.2849475412278" calcext:value-type="float">
            <text:p>94.28</text:p>
          </table:table-cell>
          <table:table-cell table:style-name="ce108" office:value-type="float" office:value="1.15488311550817" calcext:value-type="float">
            <text:p>1.15</text:p>
          </table:table-cell>
          <table:table-cell table:style-name="ce115" office:value-type="float" office:value="95.8521375848922" calcext:value-type="float">
            <text:p>95.85</text:p>
          </table:table-cell>
          <table:table-cell table:style-name="ce115" office:value-type="float" office:value="1.24290193784675" calcext:value-type="float">
            <text:p>1.24</text:p>
          </table:table-cell>
          <table:table-cell table:style-name="ce55"/>
          <table:table-cell table:style-name="ce95" office:value-type="float" office:value="98.1959565698414" calcext:value-type="float">
            <text:p>98.20</text:p>
          </table:table-cell>
          <table:table-cell table:style-name="ce108" office:value-type="float" office:value="0.740578175971371" calcext:value-type="float">
            <text:p>0.74</text:p>
          </table:table-cell>
          <table:table-cell table:style-name="ce95" office:value-type="float" office:value="97.3972169315492" calcext:value-type="float">
            <text:p>97.40</text:p>
          </table:table-cell>
          <table:table-cell table:style-name="ce108" office:value-type="float" office:value="1.01647445717429" calcext:value-type="float">
            <text:p>1.02</text:p>
          </table:table-cell>
          <table:table-cell table:style-name="ce95" office:value-type="float" office:value="99.0120642746736" calcext:value-type="float">
            <text:p>99.01</text:p>
          </table:table-cell>
          <table:table-cell table:style-name="ce108" office:value-type="float" office:value="0.664239941833878" calcext:value-type="float">
            <text:p>0.66</text:p>
          </table:table-cell>
          <table:table-cell table:style-name="ce25" table:number-columns-repeated="2"/>
          <table:table-cell table:style-name="ce24"/>
          <table:table-cell table:style-name="ce44" table:formula="of:=IF([.A10]&lt;&gt;&quot;&quot;; [.A10]; &quot;&quot;)" office:value-type="string" office:string-value="Single: TimeBank" calcext:value-type="string">
            <text:p>Single: TimeBank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5.06_{\pm 1.12}$ " calcext:value-type="string">
            <text:p><text:s/>$95.06_{\pm 1.12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4.28_{\pm 1.15}$ " calcext:value-type="string">
            <text:p><text:s/>$94.28_{\pm 1.15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5.85_{\pm 1.24}$ " calcext:value-type="string">
            <text:p><text:s/>$95.85_{\pm 1.24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8.20_{\pm 0.74}$ " calcext:value-type="string">
            <text:p><text:s/>$98.20_{\pm 0.74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7.40_{\pm 1.02}$ " calcext:value-type="string">
            <text:p><text:s/>$97.40_{\pm 1.02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9.01_{\pm 0.66}$ " calcext:value-type="string">
            <text:p><text:s/>$99.01_{\pm 0.66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Multi: TimeBank</text:p>
          </table:table-cell>
          <table:table-cell table:style-name="ce95" office:value-type="float" office:value="94.6709707005568" calcext:value-type="float">
            <text:p>94.67</text:p>
          </table:table-cell>
          <table:table-cell table:style-name="ce108" office:value-type="float" office:value="2.03931642151981" calcext:value-type="float">
            <text:p>2.04</text:p>
          </table:table-cell>
          <table:table-cell table:style-name="ce95" office:value-type="float" office:value="94.0235651271439" calcext:value-type="float">
            <text:p>94.02</text:p>
          </table:table-cell>
          <table:table-cell table:style-name="ce108" office:value-type="float" office:value="2.56033324868584" calcext:value-type="float">
            <text:p>2.56</text:p>
          </table:table-cell>
          <table:table-cell table:style-name="ce115" office:value-type="float" office:value="95.3374338212226" calcext:value-type="float">
            <text:p>95.34</text:p>
          </table:table-cell>
          <table:table-cell table:style-name="ce115" office:value-type="float" office:value="1.61319740291618" calcext:value-type="float">
            <text:p>1.61</text:p>
          </table:table-cell>
          <table:table-cell table:style-name="ce55"/>
          <table:table-cell table:style-name="ce95" office:value-type="float" office:value="97.9380101528323" calcext:value-type="float">
            <text:p>97.94</text:p>
          </table:table-cell>
          <table:table-cell table:style-name="ce108" office:value-type="float" office:value="0.835133964240508" calcext:value-type="float">
            <text:p>0.84</text:p>
          </table:table-cell>
          <table:table-cell table:style-name="ce95" office:value-type="float" office:value="97.2599723883316" calcext:value-type="float">
            <text:p>97.26</text:p>
          </table:table-cell>
          <table:table-cell table:style-name="ce108" office:value-type="float" office:value="1.30918262384829" calcext:value-type="float">
            <text:p>1.31</text:p>
          </table:table-cell>
          <table:table-cell table:style-name="ce95" office:value-type="float" office:value="98.6360666288409" calcext:value-type="float">
            <text:p>98.64</text:p>
          </table:table-cell>
          <table:table-cell table:style-name="ce108" office:value-type="float" office:value="0.820042827801849" calcext:value-type="float">
            <text:p>0.82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Multi: TimeBank" calcext:value-type="string">
            <text:p>Multi: TimeBank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4.67_{\pm 2.04}$ " calcext:value-type="string">
            <text:p><text:s/>$94.67_{\pm 2.04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4.02_{\pm 2.56}$ " calcext:value-type="string">
            <text:p><text:s/>$94.02_{\pm 2.56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5.34_{\pm 1.61}$ " calcext:value-type="string">
            <text:p><text:s/>$95.34_{\pm 1.61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7.94_{\pm 0.84}$ " calcext:value-type="string">
            <text:p><text:s/>$97.94_{\pm 0.84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7.26_{\pm 1.31}$ " calcext:value-type="string">
            <text:p><text:s/>$97.26_{\pm 1.31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8.64_{\pm 0.82}$ " calcext:value-type="string">
            <text:p><text:s/>$98.64_{\pm 0.82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0]); ISBLANK([.B11])); &quot;&quot;; ([.B10] - [.B11]))" office:value-type="float" office:value="0.389117628145712" calcext:value-type="float">
            <text:p>0.39</text:p>
          </table:table-cell>
          <table:table-cell table:style-name="ce26" table:formula="of:=IF(OR(ISBLANK([.C10]); ISBLANK([.C11])); &quot;&quot;; ([.C10] - [.C11]))" office:value-type="float" office:value="-0.92249504322797" calcext:value-type="float">
            <text:p>-0.92</text:p>
          </table:table-cell>
          <table:table-cell table:style-name="ce20" table:formula="of:=IF(OR(ISBLANK([.D10]); ISBLANK([.D11])); &quot;&quot;; ([.D10] - [.D11]))" office:value-type="float" office:value="0.261382414083897" calcext:value-type="float">
            <text:p>0.26</text:p>
          </table:table-cell>
          <table:table-cell table:style-name="ce26" table:formula="of:=IF(OR(ISBLANK([.E10]); ISBLANK([.E11])); &quot;&quot;; ([.E10] - [.E11]))" office:value-type="float" office:value="-1.40545013317767" calcext:value-type="float">
            <text:p>-1.41</text:p>
          </table:table-cell>
          <table:table-cell table:style-name="ce20" table:formula="of:=IF(OR(ISBLANK([.F10]); ISBLANK([.F11])); &quot;&quot;; ([.F10] - [.F11]))" office:value-type="float" office:value="0.514703763669601" calcext:value-type="float">
            <text:p>0.51</text:p>
          </table:table-cell>
          <table:table-cell table:style-name="ce26" table:formula="of:=IF(OR(ISBLANK([.G10]); ISBLANK([.G11])); &quot;&quot;; ([.G10] - [.G11]))" office:value-type="float" office:value="-0.37029546506943" calcext:value-type="float">
            <text:p>-0.37</text:p>
          </table:table-cell>
          <table:table-cell table:style-name="ce42"/>
          <table:table-cell table:style-name="ce20" table:formula="of:=IF(OR(ISBLANK([.I10]); ISBLANK([.I11])); &quot;&quot;; ([.I10] - [.I11]))" office:value-type="float" office:value="0.257946417009094" calcext:value-type="float">
            <text:p>0.26</text:p>
          </table:table-cell>
          <table:table-cell table:style-name="ce26" table:formula="of:=IF(OR(ISBLANK([.J10]); ISBLANK([.J11])); &quot;&quot;; ([.J10] - [.J11]))" office:value-type="float" office:value="-0.094555788269137" calcext:value-type="float">
            <text:p>-0.09</text:p>
          </table:table-cell>
          <table:table-cell table:style-name="ce20" table:formula="of:=IF(OR(ISBLANK([.K10]); ISBLANK([.K11])); &quot;&quot;; ([.K10] - [.K11]))" office:value-type="float" office:value="0.137244543217591" calcext:value-type="float">
            <text:p>0.14</text:p>
          </table:table-cell>
          <table:table-cell table:style-name="ce26" table:formula="of:=IF(OR(ISBLANK([.L10]); ISBLANK([.L11])); &quot;&quot;; ([.L10] - [.L11]))" office:value-type="float" office:value="-0.292708166674" calcext:value-type="float">
            <text:p>-0.29</text:p>
          </table:table-cell>
          <table:table-cell table:style-name="ce20" table:formula="of:=IF(OR(ISBLANK([.M10]); ISBLANK([.M11])); &quot;&quot;; ([.M10] - [.M11]))" office:value-type="float" office:value="0.375997645832712" calcext:value-type="float">
            <text:p>0.38</text:p>
          </table:table-cell>
          <table:table-cell table:style-name="ce26" table:formula="of:=IF(OR(ISBLANK([.N10]); ISBLANK([.N11])); &quot;&quot;; ([.N10] - [.N11]))" office:value-type="float" office:value="-0.155802885967971" calcext:value-type="float">
            <text:p>-0.16</text:p>
          </table:table-cell>
          <table:table-cell table:style-name="ce48" table:number-columns-repeated="2"/>
          <table:table-cell table:style-name="ce50"/>
          <table:table-cell table:style-name="ce58" table:formula="of:=IF([.A12]&lt;&gt;&quot;&quot;; [.A12]; &quot;&quot;)" office:value-type="string" office:string-value="Improvement" calcext:value-type="string">
            <text:p>Improvement</text:p>
          </table:table-cell>
          <table:table-cell table:style-name="ce61" table:formula="of:=IF(AND([.B12]&lt;&gt;&quot;&quot;; [.C12]&lt;&gt;&quot;&quot;); &quot; $&quot; &amp; TEXT([.B12]; &quot;0.00&quot;) &amp; &quot;_{\delta \hspace{1px} &quot; &amp; TEXT([.C12]; &quot;0.00&quot;) &amp; &quot;}$ &quot;; &quot;&quot;)" office:value-type="string" office:string-value=" $0.39_{\delta \hspace{1px} -0.92}$ " calcext:value-type="string">
            <text:p><text:s/>$0.39_{\delta \hspace{1px} -0.92}$ </text:p>
          </table:table-cell>
          <table:table-cell table:style-name="ce61" table:formula="of:=IF(AND([.D12]&lt;&gt;&quot;&quot;; [.E12]&lt;&gt;&quot;&quot;); &quot; $&quot; &amp; TEXT([.D12]; &quot;0.00&quot;) &amp; &quot;_{\delta \hspace{1px} &quot; &amp; TEXT([.E12]; &quot;0.00&quot;) &amp; &quot;}$ &quot;; &quot;&quot;)" office:value-type="string" office:string-value=" $0.26_{\delta \hspace{1px} -1.41}$ " calcext:value-type="string">
            <text:p><text:s/>$0.26_{\delta \hspace{1px} -1.41}$ </text:p>
          </table:table-cell>
          <table:table-cell table:style-name="ce61" table:formula="of:=IF(AND([.F12]&lt;&gt;&quot;&quot;; [.G12]&lt;&gt;&quot;&quot;); &quot; $&quot; &amp; TEXT([.F12]; &quot;0.00&quot;) &amp; &quot;_{\delta \hspace{1px} &quot; &amp; TEXT([.G12]; &quot;0.00&quot;) &amp; &quot;}$ &quot;; &quot;&quot;)" office:value-type="string" office:string-value=" $0.51_{\delta \hspace{1px} -0.37}$ " calcext:value-type="string">
            <text:p><text:s/>$0.51_{\delta \hspace{1px} -0.37}$ </text:p>
          </table:table-cell>
          <table:table-cell table:style-name="ce76"/>
          <table:table-cell table:style-name="ce66" table:formula="of:=IF(AND([.I12]&lt;&gt;&quot;&quot;; [.J12]&lt;&gt;&quot;&quot;); &quot; $&quot; &amp; TEXT([.I12]; &quot;0.00&quot;) &amp; &quot;_{\delta \hspace{1px} &quot; &amp; TEXT([.J12]; &quot;0.00&quot;) &amp; &quot;}$ &quot;; &quot;&quot;)" office:value-type="string" office:string-value=" $0.26_{\delta \hspace{1px} -0.09}$ " calcext:value-type="string">
            <text:p><text:s/>$0.26_{\delta \hspace{1px} -0.09}$ </text:p>
          </table:table-cell>
          <table:table-cell table:style-name="ce61" table:formula="of:=IF(AND([.K12]&lt;&gt;&quot;&quot;; [.L12]&lt;&gt;&quot;&quot;); &quot; $&quot; &amp; TEXT([.K12]; &quot;0.00&quot;) &amp; &quot;_{\delta \hspace{1px} &quot; &amp; TEXT([.L12]; &quot;0.00&quot;) &amp; &quot;}$ &quot;; &quot;&quot;)" office:value-type="string" office:string-value=" $0.14_{\delta \hspace{1px} -0.29}$ " calcext:value-type="string">
            <text:p><text:s/>$0.14_{\delta \hspace{1px} -0.29}$ </text:p>
          </table:table-cell>
          <table:table-cell table:style-name="ce66" table:formula="of:=IF(AND([.M12]&lt;&gt;&quot;&quot;; [.N12]&lt;&gt;&quot;&quot;); &quot; $&quot; &amp; TEXT([.M12]; &quot;0.00&quot;) &amp; &quot;_{\delta \hspace{1px} &quot; &amp; TEXT([.N12]; &quot;0.00&quot;) &amp; &quot;}$ &quot;; &quot;&quot;)" office:value-type="string" office:string-value=" $0.38_{\delta \hspace{1px} -0.16}$ " calcext:value-type="string">
            <text:p><text:s/>$0.38_{\delta \hspace{1px} -0.16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3]&lt;&gt;&quot;&quot;; [.A13]; &quot;&quot;)">
            <text:p/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>
            <text:p/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AQUAINT</text:p>
          </table:table-cell>
          <table:table-cell table:style-name="ce19" office:value-type="float" office:value="82.9290427410642" calcext:value-type="float">
            <text:p>82.93</text:p>
          </table:table-cell>
          <table:table-cell table:style-name="ce34" office:value-type="float" office:value="4.82048196176358" calcext:value-type="float">
            <text:p>4.82</text:p>
          </table:table-cell>
          <table:table-cell table:style-name="ce19" office:value-type="float" office:value="83.1792403671621" calcext:value-type="float">
            <text:p>83.18</text:p>
          </table:table-cell>
          <table:table-cell table:style-name="ce34" office:value-type="float" office:value="5.83885208353411" calcext:value-type="float">
            <text:p>5.84</text:p>
          </table:table-cell>
          <table:table-cell table:style-name="ce29" office:value-type="float" office:value="82.8820188429496" calcext:value-type="float">
            <text:p>82.88</text:p>
          </table:table-cell>
          <table:table-cell table:style-name="ce29" office:value-type="float" office:value="5.33049189342399" calcext:value-type="float">
            <text:p>5.33</text:p>
          </table:table-cell>
          <table:table-cell table:style-name="ce56"/>
          <table:table-cell table:style-name="ce19" office:value-type="float" office:value="93.0170584537698" calcext:value-type="float">
            <text:p>93.02</text:p>
          </table:table-cell>
          <table:table-cell table:style-name="ce34" office:value-type="float" office:value="2.66798778764833" calcext:value-type="float">
            <text:p>2.67</text:p>
          </table:table-cell>
          <table:table-cell table:style-name="ce19" office:value-type="float" office:value="93.3066636507527" calcext:value-type="float">
            <text:p>93.31</text:p>
          </table:table-cell>
          <table:table-cell table:style-name="ce34" office:value-type="float" office:value="4.68127962876955" calcext:value-type="float">
            <text:p>4.68</text:p>
          </table:table-cell>
          <table:table-cell table:style-name="ce19" office:value-type="float" office:value="92.9540443636489" calcext:value-type="float">
            <text:p>92.95</text:p>
          </table:table-cell>
          <table:table-cell table:style-name="ce34" office:value-type="float" office:value="3.45920831040824" calcext:value-type="float">
            <text:p>3.46</text:p>
          </table:table-cell>
          <table:table-cell table:style-name="ce25" table:number-columns-repeated="2"/>
          <table:table-cell table:style-name="ce24"/>
          <table:table-cell table:style-name="ce44" table:formula="of:=IF([.A14]&lt;&gt;&quot;&quot;; [.A14]; &quot;&quot;)" office:value-type="string" office:string-value="Single: AQUAINT" calcext:value-type="string">
            <text:p>Single: AQUAINT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2.93_{\pm 4.82}$ " calcext:value-type="string">
            <text:p><text:s/>$82.93_{\pm 4.82}$ </text:p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3.18_{\pm 5.84}$ " calcext:value-type="string">
            <text:p><text:s/>$83.18_{\pm 5.84}$ </text:p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2.88_{\pm 5.33}$ " calcext:value-type="string">
            <text:p><text:s/>$82.88_{\pm 5.33}$ </text:p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 office:value-type="string" office:string-value=" $93.02_{\pm 2.67}$ " calcext:value-type="string">
            <text:p><text:s/>$93.02_{\pm 2.67}$ </text:p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3.31_{\pm 4.68}$ " calcext:value-type="string">
            <text:p><text:s/>$93.31_{\pm 4.68}$ </text:p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2.95_{\pm 3.46}$ " calcext:value-type="string">
            <text:p><text:s/>$92.95_{\pm 3.46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AQUAINT</text:p>
          </table:table-cell>
          <table:table-cell table:style-name="ce19" office:value-type="float" office:value="82.7174075581824" calcext:value-type="float">
            <text:p>82.72</text:p>
          </table:table-cell>
          <table:table-cell table:style-name="ce34" office:value-type="float" office:value="3.89301686869221" calcext:value-type="float">
            <text:p>3.89</text:p>
          </table:table-cell>
          <table:table-cell table:style-name="ce19" office:value-type="float" office:value="81.3052386383664" calcext:value-type="float">
            <text:p>81.31</text:p>
          </table:table-cell>
          <table:table-cell table:style-name="ce34" office:value-type="float" office:value="5.13492111926797" calcext:value-type="float">
            <text:p>5.13</text:p>
          </table:table-cell>
          <table:table-cell table:style-name="ce29" office:value-type="float" office:value="84.3443043670808" calcext:value-type="float">
            <text:p>84.34</text:p>
          </table:table-cell>
          <table:table-cell table:style-name="ce29" office:value-type="float" office:value="4.07225066022449" calcext:value-type="float">
            <text:p>4.07</text:p>
          </table:table-cell>
          <table:table-cell table:style-name="ce56"/>
          <table:table-cell table:style-name="ce19" office:value-type="float" office:value="92.8516237142297" calcext:value-type="float">
            <text:p>92.85</text:p>
          </table:table-cell>
          <table:table-cell table:style-name="ce34" office:value-type="float" office:value="1.88810931187346" calcext:value-type="float">
            <text:p>1.89</text:p>
          </table:table-cell>
          <table:table-cell table:style-name="ce19" office:value-type="float" office:value="91.265392772479" calcext:value-type="float">
            <text:p>91.27</text:p>
          </table:table-cell>
          <table:table-cell table:style-name="ce34" office:value-type="float" office:value="4.2999102578941" calcext:value-type="float">
            <text:p>4.30</text:p>
          </table:table-cell>
          <table:table-cell table:style-name="ce19" office:value-type="float" office:value="94.6806156293105" calcext:value-type="float">
            <text:p>94.68</text:p>
          </table:table-cell>
          <table:table-cell table:style-name="ce34" office:value-type="float" office:value="2.23900530881503" calcext:value-type="float">
            <text:p>2.24</text:p>
          </table:table-cell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Multi: AQUAINT" calcext:value-type="string">
            <text:p>Multi: AQUAINT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2.72_{\pm 3.89}$ " calcext:value-type="string">
            <text:p><text:s/>$82.72_{\pm 3.89}$ </text:p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1.31_{\pm 5.13}$ " calcext:value-type="string">
            <text:p><text:s/>$81.31_{\pm 5.13}$ </text:p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4.34_{\pm 4.07}$ " calcext:value-type="string">
            <text:p><text:s/>$84.34_{\pm 4.07}$ </text:p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 office:value-type="string" office:string-value=" $92.85_{\pm 1.89}$ " calcext:value-type="string">
            <text:p><text:s/>$92.85_{\pm 1.89}$ </text:p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1.27_{\pm 4.30}$ " calcext:value-type="string">
            <text:p><text:s/>$91.27_{\pm 4.30}$ </text:p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4.68_{\pm 2.24}$ " calcext:value-type="string">
            <text:p><text:s/>$94.68_{\pm 2.24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4]); ISBLANK([.B15])); &quot;&quot;; ([.B14] - [.B15]))" office:value-type="float" office:value="0.211635182881793" calcext:value-type="float">
            <text:p>0.21</text:p>
          </table:table-cell>
          <table:table-cell table:style-name="ce26" table:formula="of:=IF(OR(ISBLANK([.C14]); ISBLANK([.C15])); &quot;&quot;; ([.C14] - [.C15]))" office:value-type="float" office:value="0.92746509307137" calcext:value-type="float">
            <text:p>0.93</text:p>
          </table:table-cell>
          <table:table-cell table:style-name="ce20" table:formula="of:=IF(OR(ISBLANK([.D14]); ISBLANK([.D15])); &quot;&quot;; ([.D14] - [.D15]))" office:value-type="float" office:value="1.87400172879569" calcext:value-type="float">
            <text:p>1.87</text:p>
          </table:table-cell>
          <table:table-cell table:style-name="ce26" table:formula="of:=IF(OR(ISBLANK([.E14]); ISBLANK([.E15])); &quot;&quot;; ([.E14] - [.E15]))" office:value-type="float" office:value="0.70393096426614" calcext:value-type="float">
            <text:p>0.70</text:p>
          </table:table-cell>
          <table:table-cell table:style-name="ce20" table:formula="of:=IF(OR(ISBLANK([.F14]); ISBLANK([.F15])); &quot;&quot;; ([.F14] - [.F15]))" office:value-type="float" office:value="-1.46228552413119" calcext:value-type="float">
            <text:p>-1.46</text:p>
          </table:table-cell>
          <table:table-cell table:style-name="ce26" table:formula="of:=IF(OR(ISBLANK([.G14]); ISBLANK([.G15])); &quot;&quot;; ([.G14] - [.G15]))" office:value-type="float" office:value="1.2582412331995" calcext:value-type="float">
            <text:p>1.26</text:p>
          </table:table-cell>
          <table:table-cell table:style-name="ce42"/>
          <table:table-cell table:style-name="ce20" table:formula="of:=IF(OR(ISBLANK([.I14]); ISBLANK([.I15])); &quot;&quot;; ([.I14] - [.I15]))" office:value-type="float" office:value="0.165434739540103" calcext:value-type="float">
            <text:p>0.17</text:p>
          </table:table-cell>
          <table:table-cell table:style-name="ce26" table:formula="of:=IF(OR(ISBLANK([.J14]); ISBLANK([.J15])); &quot;&quot;; ([.J14] - [.J15]))" office:value-type="float" office:value="0.77987847577487" calcext:value-type="float">
            <text:p>0.78</text:p>
          </table:table-cell>
          <table:table-cell table:style-name="ce20" table:formula="of:=IF(OR(ISBLANK([.K14]); ISBLANK([.K15])); &quot;&quot;; ([.K14] - [.K15]))" office:value-type="float" office:value="2.04127087827369" calcext:value-type="float">
            <text:p>2.04</text:p>
          </table:table-cell>
          <table:table-cell table:style-name="ce26" table:formula="of:=IF(OR(ISBLANK([.L14]); ISBLANK([.L15])); &quot;&quot;; ([.L14] - [.L15]))" office:value-type="float" office:value="0.38136937087545" calcext:value-type="float">
            <text:p>0.38</text:p>
          </table:table-cell>
          <table:table-cell table:style-name="ce20" table:formula="of:=IF(OR(ISBLANK([.M14]); ISBLANK([.M15])); &quot;&quot;; ([.M14] - [.M15]))" office:value-type="float" office:value="-1.72657126566159" calcext:value-type="float">
            <text:p>-1.73</text:p>
          </table:table-cell>
          <table:table-cell table:style-name="ce26" table:formula="of:=IF(OR(ISBLANK([.N14]); ISBLANK([.N15])); &quot;&quot;; ([.N14] - [.N15]))" office:value-type="float" office:value="1.22020300159321" calcext:value-type="float">
            <text:p>1.22</text:p>
          </table:table-cell>
          <table:table-cell table:style-name="ce48" table:number-columns-repeated="2"/>
          <table:table-cell table:style-name="ce50"/>
          <table:table-cell table:style-name="ce58" table:formula="of:=IF([.A16]&lt;&gt;&quot;&quot;; [.A16]; &quot;&quot;)" office:value-type="string" office:string-value="Improvement" calcext:value-type="string">
            <text:p>Improvement</text:p>
          </table:table-cell>
          <table:table-cell table:style-name="ce61" table:formula="of:=IF(AND([.B16]&lt;&gt;&quot;&quot;; [.C16]&lt;&gt;&quot;&quot;); &quot; $&quot; &amp; TEXT([.B16]; &quot;0.00&quot;) &amp; &quot;_{\delta \hspace{1px} &quot; &amp; TEXT([.C16]; &quot;0.00&quot;) &amp; &quot;}$ &quot;; &quot;&quot;)" office:value-type="string" office:string-value=" $0.21_{\delta \hspace{1px} 0.93}$ " calcext:value-type="string">
            <text:p><text:s/>$0.21_{\delta \hspace{1px} 0.93}$ </text:p>
          </table:table-cell>
          <table:table-cell table:style-name="ce61" table:formula="of:=IF(AND([.D16]&lt;&gt;&quot;&quot;; [.E16]&lt;&gt;&quot;&quot;); &quot; $&quot; &amp; TEXT([.D16]; &quot;0.00&quot;) &amp; &quot;_{\delta \hspace{1px} &quot; &amp; TEXT([.E16]; &quot;0.00&quot;) &amp; &quot;}$ &quot;; &quot;&quot;)" office:value-type="string" office:string-value=" $1.87_{\delta \hspace{1px} 0.70}$ " calcext:value-type="string">
            <text:p><text:s/>$1.87_{\delta \hspace{1px} 0.70}$ </text:p>
          </table:table-cell>
          <table:table-cell table:style-name="ce61" table:formula="of:=IF(AND([.F16]&lt;&gt;&quot;&quot;; [.G16]&lt;&gt;&quot;&quot;); &quot; $&quot; &amp; TEXT([.F16]; &quot;0.00&quot;) &amp; &quot;_{\delta \hspace{1px} &quot; &amp; TEXT([.G16]; &quot;0.00&quot;) &amp; &quot;}$ &quot;; &quot;&quot;)" office:value-type="string" office:string-value=" $-1.46_{\delta \hspace{1px} 1.26}$ " calcext:value-type="string">
            <text:p><text:s/>$-1.46_{\delta \hspace{1px} 1.26}$ </text:p>
          </table:table-cell>
          <table:table-cell table:style-name="ce76"/>
          <table:table-cell table:style-name="ce66" table:formula="of:=IF(AND([.I16]&lt;&gt;&quot;&quot;; [.J16]&lt;&gt;&quot;&quot;); &quot; $&quot; &amp; TEXT([.I16]; &quot;0.00&quot;) &amp; &quot;_{\delta \hspace{1px} &quot; &amp; TEXT([.J16]; &quot;0.00&quot;) &amp; &quot;}$ &quot;; &quot;&quot;)" office:value-type="string" office:string-value=" $0.17_{\delta \hspace{1px} 0.78}$ " calcext:value-type="string">
            <text:p><text:s/>$0.17_{\delta \hspace{1px} 0.78}$ </text:p>
          </table:table-cell>
          <table:table-cell table:style-name="ce61" table:formula="of:=IF(AND([.K16]&lt;&gt;&quot;&quot;; [.L16]&lt;&gt;&quot;&quot;); &quot; $&quot; &amp; TEXT([.K16]; &quot;0.00&quot;) &amp; &quot;_{\delta \hspace{1px} &quot; &amp; TEXT([.L16]; &quot;0.00&quot;) &amp; &quot;}$ &quot;; &quot;&quot;)" office:value-type="string" office:string-value=" $2.04_{\delta \hspace{1px} 0.38}$ " calcext:value-type="string">
            <text:p><text:s/>$2.04_{\delta \hspace{1px} 0.38}$ </text:p>
          </table:table-cell>
          <table:table-cell table:style-name="ce66" table:formula="of:=IF(AND([.M16]&lt;&gt;&quot;&quot;; [.N16]&lt;&gt;&quot;&quot;); &quot; $&quot; &amp; TEXT([.M16]; &quot;0.00&quot;) &amp; &quot;_{\delta \hspace{1px} &quot; &amp; TEXT([.N16]; &quot;0.00&quot;) &amp; &quot;}$ &quot;; &quot;&quot;)" office:value-type="string" office:string-value=" $-1.73_{\delta \hspace{1px} 1.22}$ " calcext:value-type="string">
            <text:p><text:s/>$-1.73_{\delta \hspace{1px} 1.22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>
            <text:p/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Fullpate</text:p>
          </table:table-cell>
          <table:table-cell table:style-name="ce19" office:value-type="float" office:value="94.6714689862019" calcext:value-type="float">
            <text:p>94.67</text:p>
          </table:table-cell>
          <table:table-cell table:style-name="ce34" office:value-type="float" office:value="1.86520691198193" calcext:value-type="float">
            <text:p>1.87</text:p>
          </table:table-cell>
          <table:table-cell table:style-name="ce19" office:value-type="float" office:value="94.719836252832" calcext:value-type="float">
            <text:p>94.72</text:p>
          </table:table-cell>
          <table:table-cell table:style-name="ce34" office:value-type="float" office:value="2.12098958883906" calcext:value-type="float">
            <text:p>2.12</text:p>
          </table:table-cell>
          <table:table-cell table:style-name="ce29" office:value-type="float" office:value="94.6278866071904" calcext:value-type="float">
            <text:p>94.63</text:p>
          </table:table-cell>
          <table:table-cell table:style-name="ce29" office:value-type="float" office:value="1.69969853712911" calcext:value-type="float">
            <text:p>1.70</text:p>
          </table:table-cell>
          <table:table-cell table:style-name="ce56"/>
          <table:table-cell table:style-name="ce19" office:value-type="float" office:value="98.9127741130771" calcext:value-type="float">
            <text:p>98.91</text:p>
          </table:table-cell>
          <table:table-cell table:style-name="ce34" office:value-type="float" office:value="0.689079696205864" calcext:value-type="float">
            <text:p>0.69</text:p>
          </table:table-cell>
          <table:table-cell table:style-name="ce19" office:value-type="float" office:value="98.9597148968726" calcext:value-type="float">
            <text:p>98.96</text:p>
          </table:table-cell>
          <table:table-cell table:style-name="ce34" office:value-type="float" office:value="0.949102225550943" calcext:value-type="float">
            <text:p>0.95</text:p>
          </table:table-cell>
          <table:table-cell table:style-name="ce19" office:value-type="float" office:value="98.8708952806844" calcext:value-type="float">
            <text:p>98.87</text:p>
          </table:table-cell>
          <table:table-cell table:style-name="ce34" office:value-type="float" office:value="0.736493740514266" calcext:value-type="float">
            <text:p>0.74</text:p>
          </table:table-cell>
          <table:table-cell table:style-name="ce25" table:number-columns-repeated="2"/>
          <table:table-cell table:style-name="ce115"/>
          <table:table-cell table:style-name="ce44" table:formula="of:=IF([.A18]&lt;&gt;&quot;&quot;; [.A18]; &quot;&quot;)" office:value-type="string" office:string-value="Single: Fullpate" calcext:value-type="string">
            <text:p>Single: Fullpate</text:p>
          </table:table-cell>
          <table:table-cell table:style-name="ce63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94.67_{\pm 1.87}$ " calcext:value-type="string">
            <text:p><text:s/>$94.67_{\pm 1.87}$ </text:p>
          </table:table-cell>
          <table:table-cell table:style-name="ce67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94.72_{\pm 2.12}$ " calcext:value-type="string">
            <text:p><text:s/>$94.72_{\pm 2.12}$ </text:p>
          </table:table-cell>
          <table:table-cell table:style-name="ce69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94.63_{\pm 1.70}$ " calcext:value-type="string">
            <text:p><text:s/>$94.63_{\pm 1.70}$ </text:p>
          </table:table-cell>
          <table:table-cell table:style-name="ce70"/>
          <table:table-cell table:style-name="ce67" table:formula="of:=IF(AND([.I18]&lt;&gt;&quot;&quot;; [.J18]&lt;&gt;&quot;&quot;); &quot; $&quot; &amp; TEXT([.I18]; &quot;0.00&quot;) &amp; &quot;_{\pm &quot; &amp; TEXT([.J18]; &quot;0.00&quot;) &amp; &quot;}$ &quot;; &quot;&quot;)" office:value-type="string" office:string-value=" $98.91_{\pm 0.69}$ " calcext:value-type="string">
            <text:p><text:s/>$98.91_{\pm 0.69}$ </text:p>
          </table:table-cell>
          <table:table-cell table:style-name="ce67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8.96_{\pm 0.95}$ " calcext:value-type="string">
            <text:p><text:s/>$98.96_{\pm 0.95}$ </text:p>
          </table:table-cell>
          <table:table-cell table:style-name="ce67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8.87_{\pm 0.74}$ " calcext:value-type="string">
            <text:p><text:s/>$98.87_{\pm 0.74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Fullpate</text:p>
          </table:table-cell>
          <table:table-cell table:style-name="ce19" office:value-type="float" office:value="94.606337018347" calcext:value-type="float">
            <text:p>94.61</text:p>
          </table:table-cell>
          <table:table-cell table:style-name="ce34" office:value-type="float" office:value="1.9223787008429" calcext:value-type="float">
            <text:p>1.92</text:p>
          </table:table-cell>
          <table:table-cell table:style-name="ce19" office:value-type="float" office:value="94.3794161932151" calcext:value-type="float">
            <text:p>94.38</text:p>
          </table:table-cell>
          <table:table-cell table:style-name="ce34" office:value-type="float" office:value="2.06226250152738" calcext:value-type="float">
            <text:p>2.06</text:p>
          </table:table-cell>
          <table:table-cell table:style-name="ce29" office:value-type="float" office:value="94.8425003010294" calcext:value-type="float">
            <text:p>94.84</text:p>
          </table:table-cell>
          <table:table-cell table:style-name="ce25" office:value-type="float" office:value="1.98182402634369" calcext:value-type="float">
            <text:p>1.98</text:p>
          </table:table-cell>
          <table:table-cell table:style-name="ce56"/>
          <table:table-cell table:style-name="ce19" office:value-type="float" office:value="98.7388120857018" calcext:value-type="float">
            <text:p>98.74</text:p>
          </table:table-cell>
          <table:table-cell table:style-name="ce34" office:value-type="float" office:value="0.393930774763622" calcext:value-type="float">
            <text:p>0.39</text:p>
          </table:table-cell>
          <table:table-cell table:style-name="ce19" office:value-type="float" office:value="98.5007351641555" calcext:value-type="float">
            <text:p>98.50</text:p>
          </table:table-cell>
          <table:table-cell table:style-name="ce34" office:value-type="float" office:value="0.731067432200189" calcext:value-type="float">
            <text:p>0.73</text:p>
          </table:table-cell>
          <table:table-cell table:style-name="ce19" office:value-type="float" office:value="98.9864552693364" calcext:value-type="float">
            <text:p>98.99</text:p>
          </table:table-cell>
          <table:table-cell table:style-name="ce34" office:value-type="float" office:value="0.775972316228143" calcext:value-type="float">
            <text:p>0.78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19]&lt;&gt;&quot;&quot;; [.A19]; &quot;&quot;)" office:value-type="string" office:string-value="Multi: Fullpate" calcext:value-type="string">
            <text:p>Multi: Fullpate</text:p>
          </table:table-cell>
          <table:table-cell table:style-name="ce63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94.61_{\pm 1.92}$ " calcext:value-type="string">
            <text:p><text:s/>$94.61_{\pm 1.92}$ </text:p>
          </table:table-cell>
          <table:table-cell table:style-name="ce67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94.38_{\pm 2.06}$ " calcext:value-type="string">
            <text:p><text:s/>$94.38_{\pm 2.06}$ </text:p>
          </table:table-cell>
          <table:table-cell table:style-name="ce69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94.84_{\pm 1.98}$ " calcext:value-type="string">
            <text:p><text:s/>$94.84_{\pm 1.98}$ </text:p>
          </table:table-cell>
          <table:table-cell table:style-name="ce70"/>
          <table:table-cell table:style-name="ce67" table:formula="of:=IF(AND([.I19]&lt;&gt;&quot;&quot;; [.J19]&lt;&gt;&quot;&quot;); &quot; $&quot; &amp; TEXT([.I19]; &quot;0.00&quot;) &amp; &quot;_{\pm &quot; &amp; TEXT([.J19]; &quot;0.00&quot;) &amp; &quot;}$ &quot;; &quot;&quot;)" office:value-type="string" office:string-value=" $98.74_{\pm 0.39}$ " calcext:value-type="string">
            <text:p><text:s/>$98.74_{\pm 0.39}$ </text:p>
          </table:table-cell>
          <table:table-cell table:style-name="ce67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8.50_{\pm 0.73}$ " calcext:value-type="string">
            <text:p><text:s/>$98.50_{\pm 0.73}$ </text:p>
          </table:table-cell>
          <table:table-cell table:style-name="ce67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8.99_{\pm 0.78}$ " calcext:value-type="string">
            <text:p><text:s/>$98.99_{\pm 0.78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8]); ISBLANK([.B19])); &quot;&quot;; ([.B18] - [.B19]))" office:value-type="float" office:value="0.0651319678548958" calcext:value-type="float">
            <text:p>0.07</text:p>
          </table:table-cell>
          <table:table-cell table:style-name="ce26" table:formula="of:=IF(OR(ISBLANK([.C18]); ISBLANK([.C19])); &quot;&quot;; ([.C18] - [.C19]))" office:value-type="float" office:value="-0.0571717888609702" calcext:value-type="float">
            <text:p>-0.06</text:p>
          </table:table-cell>
          <table:table-cell table:style-name="ce20" table:formula="of:=IF(OR(ISBLANK([.D18]); ISBLANK([.D19])); &quot;&quot;; ([.D18] - [.D19]))" office:value-type="float" office:value="0.340420059616889" calcext:value-type="float">
            <text:p>0.34</text:p>
          </table:table-cell>
          <table:table-cell table:style-name="ce26" table:formula="of:=IF(OR(ISBLANK([.E18]); ISBLANK([.E19])); &quot;&quot;; ([.E18] - [.E19]))" office:value-type="float" office:value="0.0587270873116799" calcext:value-type="float">
            <text:p>0.06</text:p>
          </table:table-cell>
          <table:table-cell table:style-name="ce20" table:formula="of:=IF(OR(ISBLANK([.F18]); ISBLANK([.F19])); &quot;&quot;; ([.F18] - [.F19]))" office:value-type="float" office:value="-0.214613693838999" calcext:value-type="float">
            <text:p>-0.21</text:p>
          </table:table-cell>
          <table:table-cell table:style-name="ce26" table:formula="of:=IF(OR(ISBLANK([.G18]); ISBLANK([.G19])); &quot;&quot;; ([.G18] - [.G19]))" office:value-type="float" office:value="-0.28212548921458" calcext:value-type="float">
            <text:p>-0.28</text:p>
          </table:table-cell>
          <table:table-cell table:style-name="ce42"/>
          <table:table-cell table:style-name="ce20" table:formula="of:=IF(OR(ISBLANK([.I18]); ISBLANK([.I19])); &quot;&quot;; ([.I18] - [.I19]))" office:value-type="float" office:value="0.17396202737531" calcext:value-type="float">
            <text:p>0.17</text:p>
          </table:table-cell>
          <table:table-cell table:style-name="ce26" table:formula="of:=IF(OR(ISBLANK([.J18]); ISBLANK([.J19])); &quot;&quot;; ([.J18] - [.J19]))" office:value-type="float" office:value="0.295148921442242" calcext:value-type="float">
            <text:p>0.30</text:p>
          </table:table-cell>
          <table:table-cell table:style-name="ce20" table:formula="of:=IF(OR(ISBLANK([.K18]); ISBLANK([.K19])); &quot;&quot;; ([.K18] - [.K19]))" office:value-type="float" office:value="0.458979732717097" calcext:value-type="float">
            <text:p>0.46</text:p>
          </table:table-cell>
          <table:table-cell table:style-name="ce26" table:formula="of:=IF(OR(ISBLANK([.L18]); ISBLANK([.L19])); &quot;&quot;; ([.L18] - [.L19]))" office:value-type="float" office:value="0.218034793350754" calcext:value-type="float">
            <text:p>0.22</text:p>
          </table:table-cell>
          <table:table-cell table:style-name="ce20" table:formula="of:=IF(OR(ISBLANK([.M18]); ISBLANK([.M19])); &quot;&quot;; ([.M18] - [.M19]))" office:value-type="float" office:value="-0.115559988652009" calcext:value-type="float">
            <text:p>-0.12</text:p>
          </table:table-cell>
          <table:table-cell table:style-name="ce26" table:formula="of:=IF(OR(ISBLANK([.N18]); ISBLANK([.N19])); &quot;&quot;; ([.N18] - [.N19]))" office:value-type="float" office:value="-0.039478575713877" calcext:value-type="float">
            <text:p>-0.04</text:p>
          </table:table-cell>
          <table:table-cell table:style-name="ce48" table:number-columns-repeated="2"/>
          <table:table-cell table:style-name="ce47"/>
          <table:table-cell table:style-name="ce58" table:formula="of:=IF([.A20]&lt;&gt;&quot;&quot;; [.A20]; &quot;&quot;)" office:value-type="string" office:string-value="Improvement" calcext:value-type="string">
            <text:p>Improvement</text:p>
          </table:table-cell>
          <table:table-cell table:style-name="ce61" table:formula="of:=IF(AND([.B20]&lt;&gt;&quot;&quot;; [.C20]&lt;&gt;&quot;&quot;); &quot; $&quot; &amp; TEXT([.B20]; &quot;0.00&quot;) &amp; &quot;_{\delta \hspace{1px} &quot; &amp; TEXT([.C20]; &quot;0.00&quot;) &amp; &quot;}$ &quot;; &quot;&quot;)" office:value-type="string" office:string-value=" $0.07_{\delta \hspace{1px} -0.06}$ " calcext:value-type="string">
            <text:p><text:s/>$0.07_{\delta \hspace{1px} -0.06}$ </text:p>
          </table:table-cell>
          <table:table-cell table:style-name="ce61" table:formula="of:=IF(AND([.D20]&lt;&gt;&quot;&quot;; [.E20]&lt;&gt;&quot;&quot;); &quot; $&quot; &amp; TEXT([.D20]; &quot;0.00&quot;) &amp; &quot;_{\delta \hspace{1px} &quot; &amp; TEXT([.E20]; &quot;0.00&quot;) &amp; &quot;}$ &quot;; &quot;&quot;)" office:value-type="string" office:string-value=" $0.34_{\delta \hspace{1px} 0.06}$ " calcext:value-type="string">
            <text:p><text:s/>$0.34_{\delta \hspace{1px} 0.06}$ </text:p>
          </table:table-cell>
          <table:table-cell table:style-name="ce61" table:formula="of:=IF(AND([.F20]&lt;&gt;&quot;&quot;; [.G20]&lt;&gt;&quot;&quot;); &quot; $&quot; &amp; TEXT([.F20]; &quot;0.00&quot;) &amp; &quot;_{\delta \hspace{1px} &quot; &amp; TEXT([.G20]; &quot;0.00&quot;) &amp; &quot;}$ &quot;; &quot;&quot;)" office:value-type="string" office:string-value=" $-0.21_{\delta \hspace{1px} -0.28}$ " calcext:value-type="string">
            <text:p><text:s/>$-0.21_{\delta \hspace{1px} -0.28}$ </text:p>
          </table:table-cell>
          <table:table-cell table:style-name="ce76"/>
          <table:table-cell table:style-name="ce66" table:formula="of:=IF(AND([.I20]&lt;&gt;&quot;&quot;; [.J20]&lt;&gt;&quot;&quot;); &quot; $&quot; &amp; TEXT([.I20]; &quot;0.00&quot;) &amp; &quot;_{\delta \hspace{1px} &quot; &amp; TEXT([.J20]; &quot;0.00&quot;) &amp; &quot;}$ &quot;; &quot;&quot;)" office:value-type="string" office:string-value=" $0.17_{\delta \hspace{1px} 0.30}$ " calcext:value-type="string">
            <text:p><text:s/>$0.17_{\delta \hspace{1px} 0.30}$ </text:p>
          </table:table-cell>
          <table:table-cell table:style-name="ce61" table:formula="of:=IF(AND([.K20]&lt;&gt;&quot;&quot;; [.L20]&lt;&gt;&quot;&quot;); &quot; $&quot; &amp; TEXT([.K20]; &quot;0.00&quot;) &amp; &quot;_{\delta \hspace{1px} &quot; &amp; TEXT([.L20]; &quot;0.00&quot;) &amp; &quot;}$ &quot;; &quot;&quot;)" office:value-type="string" office:string-value=" $0.46_{\delta \hspace{1px} 0.22}$ " calcext:value-type="string">
            <text:p><text:s/>$0.46_{\delta \hspace{1px} 0.22}$ </text:p>
          </table:table-cell>
          <table:table-cell table:style-name="ce66" table:formula="of:=IF(AND([.M20]&lt;&gt;&quot;&quot;; [.N20]&lt;&gt;&quot;&quot;); &quot; $&quot; &amp; TEXT([.M20]; &quot;0.00&quot;) &amp; &quot;_{\delta \hspace{1px} &quot; &amp; TEXT([.N20]; &quot;0.00&quot;) &amp; &quot;}$ &quot;; &quot;&quot;)" office:value-type="string" office:string-value=" $-0.12_{\delta \hspace{1px} -0.04}$ " calcext:value-type="string">
            <text:p><text:s/>$-0.12_{\delta \hspace{1px} -0.04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1]&lt;&gt;&quot;&quot;; [.A21]; &quot;&quot;)">
            <text:p/>
          </table:table-cell>
          <table:table-cell table:style-name="ce63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67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69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0"/>
          <table:table-cell table:style-name="ce67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67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67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Pate</text:p>
          </table:table-cell>
          <table:table-cell table:style-name="ce19" office:value-type="float" office:value="94.1257240866759" calcext:value-type="float">
            <text:p>94.13</text:p>
          </table:table-cell>
          <table:table-cell table:style-name="ce34" office:value-type="float" office:value="4.92092263695803" calcext:value-type="float">
            <text:p>4.92</text:p>
          </table:table-cell>
          <table:table-cell table:style-name="ce19" office:value-type="float" office:value="93.9306803264758" calcext:value-type="float">
            <text:p>93.93</text:p>
          </table:table-cell>
          <table:table-cell table:style-name="ce34" office:value-type="float" office:value="4.77481773966394" calcext:value-type="float">
            <text:p>4.77</text:p>
          </table:table-cell>
          <table:table-cell table:style-name="ce29" office:value-type="float" office:value="94.3339831422863" calcext:value-type="float">
            <text:p>94.33</text:p>
          </table:table-cell>
          <table:table-cell table:style-name="ce25" office:value-type="float" office:value="5.16725235618319" calcext:value-type="float">
            <text:p>5.17</text:p>
          </table:table-cell>
          <table:table-cell table:style-name="ce56"/>
          <table:table-cell table:style-name="ce19" office:value-type="float" office:value="99.2048565199154" calcext:value-type="float">
            <text:p>99.20</text:p>
          </table:table-cell>
          <table:table-cell table:style-name="ce34" office:value-type="float" office:value="0.984734227768639" calcext:value-type="float">
            <text:p>0.98</text:p>
          </table:table-cell>
          <table:table-cell table:style-name="ce19" office:value-type="float" office:value="99.0103053588269" calcext:value-type="float">
            <text:p>99.01</text:p>
          </table:table-cell>
          <table:table-cell table:style-name="ce34" office:value-type="float" office:value="1.22277812498933" calcext:value-type="float">
            <text:p>1.22</text:p>
          </table:table-cell>
          <table:table-cell table:style-name="ce19" office:value-type="float" office:value="99.4135303625029" calcext:value-type="float">
            <text:p>99.41</text:p>
          </table:table-cell>
          <table:table-cell table:style-name="ce34" office:value-type="float" office:value="1.30773023706558" calcext:value-type="float">
            <text:p>1.31</text:p>
          </table:table-cell>
          <table:table-cell table:style-name="ce25" table:number-columns-repeated="2"/>
          <table:table-cell table:style-name="ce115"/>
          <table:table-cell table:style-name="ce44" table:formula="of:=IF([.A22]&lt;&gt;&quot;&quot;; [.A22]; &quot;&quot;)" office:value-type="string" office:string-value="Single: Pate" calcext:value-type="string">
            <text:p>Single: Pate</text:p>
          </table:table-cell>
          <table:table-cell table:style-name="ce63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94.13_{\pm 4.92}$ " calcext:value-type="string">
            <text:p><text:s/>$94.13_{\pm 4.92}$ </text:p>
          </table:table-cell>
          <table:table-cell table:style-name="ce67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93.93_{\pm 4.77}$ " calcext:value-type="string">
            <text:p><text:s/>$93.93_{\pm 4.77}$ </text:p>
          </table:table-cell>
          <table:table-cell table:style-name="ce69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94.33_{\pm 5.17}$ " calcext:value-type="string">
            <text:p><text:s/>$94.33_{\pm 5.17}$ </text:p>
          </table:table-cell>
          <table:table-cell table:style-name="ce70"/>
          <table:table-cell table:style-name="ce67" table:formula="of:=IF(AND([.I22]&lt;&gt;&quot;&quot;; [.J22]&lt;&gt;&quot;&quot;); &quot; $&quot; &amp; TEXT([.I22]; &quot;0.00&quot;) &amp; &quot;_{\pm &quot; &amp; TEXT([.J22]; &quot;0.00&quot;) &amp; &quot;}$ &quot;; &quot;&quot;)" office:value-type="string" office:string-value=" $99.20_{\pm 0.98}$ " calcext:value-type="string">
            <text:p><text:s/>$99.20_{\pm 0.98}$ </text:p>
          </table:table-cell>
          <table:table-cell table:style-name="ce67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99.01_{\pm 1.22}$ " calcext:value-type="string">
            <text:p><text:s/>$99.01_{\pm 1.22}$ </text:p>
          </table:table-cell>
          <table:table-cell table:style-name="ce67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99.41_{\pm 1.31}$ " calcext:value-type="string">
            <text:p><text:s/>$99.41_{\pm 1.31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Pate</text:p>
          </table:table-cell>
          <table:table-cell table:style-name="ce19" office:value-type="float" office:value="95.3653885374918" calcext:value-type="float">
            <text:p>95.37</text:p>
          </table:table-cell>
          <table:table-cell table:style-name="ce34" office:value-type="float" office:value="3.16044261085558" calcext:value-type="float">
            <text:p>3.16</text:p>
          </table:table-cell>
          <table:table-cell table:style-name="ce19" office:value-type="float" office:value="95.2959991738962" calcext:value-type="float">
            <text:p>95.30</text:p>
          </table:table-cell>
          <table:table-cell table:style-name="ce34" office:value-type="float" office:value="2.848469154442" calcext:value-type="float">
            <text:p>2.85</text:p>
          </table:table-cell>
          <table:table-cell table:style-name="ce29" office:value-type="float" office:value="95.44409094323" calcext:value-type="float">
            <text:p>95.44</text:p>
          </table:table-cell>
          <table:table-cell table:style-name="ce29" office:value-type="float" office:value="3.55017131965929" calcext:value-type="float">
            <text:p>3.55</text:p>
          </table:table-cell>
          <table:table-cell table:style-name="ce56"/>
          <table:table-cell table:style-name="ce19" office:value-type="float" office:value="99.2545078188756" calcext:value-type="float">
            <text:p>99.25</text:p>
          </table:table-cell>
          <table:table-cell table:style-name="ce34" office:value-type="float" office:value="0.856454514010901" calcext:value-type="float">
            <text:p>0.86</text:p>
          </table:table-cell>
          <table:table-cell table:style-name="ce19" office:value-type="float" office:value="99.1954365079365" calcext:value-type="float">
            <text:p>99.20</text:p>
          </table:table-cell>
          <table:table-cell table:style-name="ce34" office:value-type="float" office:value="1.06618397835419" calcext:value-type="float">
            <text:p>1.07</text:p>
          </table:table-cell>
          <table:table-cell table:style-name="ce19" office:value-type="float" office:value="99.3237259816207" calcext:value-type="float">
            <text:p>99.32</text:p>
          </table:table-cell>
          <table:table-cell table:style-name="ce34" office:value-type="float" office:value="1.14172321877958" calcext:value-type="float">
            <text:p>1.14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23]&lt;&gt;&quot;&quot;; [.A23]; &quot;&quot;)" office:value-type="string" office:string-value="Multi: Pate" calcext:value-type="string">
            <text:p>Multi: Pate</text:p>
          </table:table-cell>
          <table:table-cell table:style-name="ce63" table:formula="of:=IF(AND([.B23]&lt;&gt;&quot;&quot;; [.C23]&lt;&gt;&quot;&quot;); &quot; $&quot; &amp; TEXT([.B23]; &quot;0.00&quot;) &amp; &quot;_{\pm &quot; &amp; TEXT([.C23]; &quot;0.00&quot;) &amp; &quot;}$ &quot;; &quot;&quot;)" office:value-type="string" office:string-value=" $95.37_{\pm 3.16}$ " calcext:value-type="string">
            <text:p><text:s/>$95.37_{\pm 3.16}$ </text:p>
          </table:table-cell>
          <table:table-cell table:style-name="ce67" table:formula="of:=IF(AND([.D23]&lt;&gt;&quot;&quot;; [.E23]&lt;&gt;&quot;&quot;); &quot; $&quot; &amp; TEXT([.D23]; &quot;0.00&quot;) &amp; &quot;_{\pm &quot; &amp; TEXT([.E23]; &quot;0.00&quot;) &amp; &quot;}$ &quot;; &quot;&quot;)" office:value-type="string" office:string-value=" $95.30_{\pm 2.85}$ " calcext:value-type="string">
            <text:p><text:s/>$95.30_{\pm 2.85}$ </text:p>
          </table:table-cell>
          <table:table-cell table:style-name="ce69" table:formula="of:=IF(AND([.F23]&lt;&gt;&quot;&quot;; [.G23]&lt;&gt;&quot;&quot;); &quot; $&quot; &amp; TEXT([.F23]; &quot;0.00&quot;) &amp; &quot;_{\pm &quot; &amp; TEXT([.G23]; &quot;0.00&quot;) &amp; &quot;}$ &quot;; &quot;&quot;)" office:value-type="string" office:string-value=" $95.44_{\pm 3.55}$ " calcext:value-type="string">
            <text:p><text:s/>$95.44_{\pm 3.55}$ </text:p>
          </table:table-cell>
          <table:table-cell table:style-name="ce70"/>
          <table:table-cell table:style-name="ce67" table:formula="of:=IF(AND([.I23]&lt;&gt;&quot;&quot;; [.J23]&lt;&gt;&quot;&quot;); &quot; $&quot; &amp; TEXT([.I23]; &quot;0.00&quot;) &amp; &quot;_{\pm &quot; &amp; TEXT([.J23]; &quot;0.00&quot;) &amp; &quot;}$ &quot;; &quot;&quot;)" office:value-type="string" office:string-value=" $99.25_{\pm 0.86}$ " calcext:value-type="string">
            <text:p><text:s/>$99.25_{\pm 0.86}$ </text:p>
          </table:table-cell>
          <table:table-cell table:style-name="ce67" table:formula="of:=IF(AND([.K23]&lt;&gt;&quot;&quot;; [.L23]&lt;&gt;&quot;&quot;); &quot; $&quot; &amp; TEXT([.K23]; &quot;0.00&quot;) &amp; &quot;_{\pm &quot; &amp; TEXT([.L23]; &quot;0.00&quot;) &amp; &quot;}$ &quot;; &quot;&quot;)" office:value-type="string" office:string-value=" $99.20_{\pm 1.07}$ " calcext:value-type="string">
            <text:p><text:s/>$99.20_{\pm 1.07}$ </text:p>
          </table:table-cell>
          <table:table-cell table:style-name="ce67" table:formula="of:=IF(AND([.M23]&lt;&gt;&quot;&quot;; [.N23]&lt;&gt;&quot;&quot;); &quot; $&quot; &amp; TEXT([.M23]; &quot;0.00&quot;) &amp; &quot;_{\pm &quot; &amp; TEXT([.N23]; &quot;0.00&quot;) &amp; &quot;}$ &quot;; &quot;&quot;)" office:value-type="string" office:string-value=" $99.32_{\pm 1.14}$ " calcext:value-type="string">
            <text:p><text:s/>$99.32_{\pm 1.14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2]); ISBLANK([.B23])); &quot;&quot;; ([.B22] - [.B23]))" office:value-type="float" office:value="-1.23966445081589" calcext:value-type="float">
            <text:p>-1.24</text:p>
          </table:table-cell>
          <table:table-cell table:style-name="ce26" table:formula="of:=IF(OR(ISBLANK([.C22]); ISBLANK([.C23])); &quot;&quot;; ([.C22] - [.C23]))" office:value-type="float" office:value="1.76048002610245" calcext:value-type="float">
            <text:p>1.76</text:p>
          </table:table-cell>
          <table:table-cell table:style-name="ce20" table:formula="of:=IF(OR(ISBLANK([.D22]); ISBLANK([.D23])); &quot;&quot;; ([.D22] - [.D23]))" office:value-type="float" office:value="-1.36531884742041" calcext:value-type="float">
            <text:p>-1.37</text:p>
          </table:table-cell>
          <table:table-cell table:style-name="ce26" table:formula="of:=IF(OR(ISBLANK([.E22]); ISBLANK([.E23])); &quot;&quot;; ([.E22] - [.E23]))" office:value-type="float" office:value="1.92634858522194" calcext:value-type="float">
            <text:p>1.93</text:p>
          </table:table-cell>
          <table:table-cell table:style-name="ce20" table:formula="of:=IF(OR(ISBLANK([.F22]); ISBLANK([.F23])); &quot;&quot;; ([.F22] - [.F23]))" office:value-type="float" office:value="-1.11010780094369" calcext:value-type="float">
            <text:p>-1.11</text:p>
          </table:table-cell>
          <table:table-cell table:style-name="ce26" table:formula="of:=IF(OR(ISBLANK([.G22]); ISBLANK([.G23])); &quot;&quot;; ([.G22] - [.G23]))" office:value-type="float" office:value="1.6170810365239" calcext:value-type="float">
            <text:p>1.62</text:p>
          </table:table-cell>
          <table:table-cell table:style-name="ce42"/>
          <table:table-cell table:style-name="ce20" table:formula="of:=IF(OR(ISBLANK([.I22]); ISBLANK([.I23])); &quot;&quot;; ([.I22] - [.I23]))" office:value-type="float" office:value="-0.0496512989601996" calcext:value-type="float">
            <text:p>-0.05</text:p>
          </table:table-cell>
          <table:table-cell table:style-name="ce26" table:formula="of:=IF(OR(ISBLANK([.J22]); ISBLANK([.J23])); &quot;&quot;; ([.J22] - [.J23]))" office:value-type="float" office:value="0.128279713757738" calcext:value-type="float">
            <text:p>0.13</text:p>
          </table:table-cell>
          <table:table-cell table:style-name="ce20" table:formula="of:=IF(OR(ISBLANK([.K22]); ISBLANK([.K23])); &quot;&quot;; ([.K22] - [.K23]))" office:value-type="float" office:value="-0.185131149109608" calcext:value-type="float">
            <text:p>-0.19</text:p>
          </table:table-cell>
          <table:table-cell table:style-name="ce26" table:formula="of:=IF(OR(ISBLANK([.L22]); ISBLANK([.L23])); &quot;&quot;; ([.L22] - [.L23]))" office:value-type="float" office:value="0.15659414663514" calcext:value-type="float">
            <text:p>0.16</text:p>
          </table:table-cell>
          <table:table-cell table:style-name="ce20" table:formula="of:=IF(OR(ISBLANK([.M22]); ISBLANK([.M23])); &quot;&quot;; ([.M22] - [.M23]))" office:value-type="float" office:value="0.0898043808821996" calcext:value-type="float">
            <text:p>0.09</text:p>
          </table:table-cell>
          <table:table-cell table:style-name="ce26" table:formula="of:=IF(OR(ISBLANK([.N22]); ISBLANK([.N23])); &quot;&quot;; ([.N22] - [.N23]))" office:value-type="float" office:value="0.166007018286" calcext:value-type="float">
            <text:p>0.17</text:p>
          </table:table-cell>
          <table:table-cell table:style-name="ce48" table:number-columns-repeated="2"/>
          <table:table-cell table:style-name="ce47"/>
          <table:table-cell table:style-name="ce58" table:formula="of:=IF([.A24]&lt;&gt;&quot;&quot;; [.A24]; &quot;&quot;)" office:value-type="string" office:string-value="Improvement" calcext:value-type="string">
            <text:p>Improvement</text:p>
          </table:table-cell>
          <table:table-cell table:style-name="ce61" table:formula="of:=IF(AND([.B24]&lt;&gt;&quot;&quot;; [.C24]&lt;&gt;&quot;&quot;); &quot; $&quot; &amp; TEXT([.B24]; &quot;0.00&quot;) &amp; &quot;_{\delta \hspace{1px} &quot; &amp; TEXT([.C24]; &quot;0.00&quot;) &amp; &quot;}$ &quot;; &quot;&quot;)" office:value-type="string" office:string-value=" $-1.24_{\delta \hspace{1px} 1.76}$ " calcext:value-type="string">
            <text:p><text:s/>$-1.24_{\delta \hspace{1px} 1.76}$ </text:p>
          </table:table-cell>
          <table:table-cell table:style-name="ce61" table:formula="of:=IF(AND([.D24]&lt;&gt;&quot;&quot;; [.E24]&lt;&gt;&quot;&quot;); &quot; $&quot; &amp; TEXT([.D24]; &quot;0.00&quot;) &amp; &quot;_{\delta \hspace{1px} &quot; &amp; TEXT([.E24]; &quot;0.00&quot;) &amp; &quot;}$ &quot;; &quot;&quot;)" office:value-type="string" office:string-value=" $-1.37_{\delta \hspace{1px} 1.93}$ " calcext:value-type="string">
            <text:p><text:s/>$-1.37_{\delta \hspace{1px} 1.93}$ </text:p>
          </table:table-cell>
          <table:table-cell table:style-name="ce61" table:formula="of:=IF(AND([.F24]&lt;&gt;&quot;&quot;; [.G24]&lt;&gt;&quot;&quot;); &quot; $&quot; &amp; TEXT([.F24]; &quot;0.00&quot;) &amp; &quot;_{\delta \hspace{1px} &quot; &amp; TEXT([.G24]; &quot;0.00&quot;) &amp; &quot;}$ &quot;; &quot;&quot;)" office:value-type="string" office:string-value=" $-1.11_{\delta \hspace{1px} 1.62}$ " calcext:value-type="string">
            <text:p><text:s/>$-1.11_{\delta \hspace{1px} 1.62}$ </text:p>
          </table:table-cell>
          <table:table-cell table:style-name="ce76"/>
          <table:table-cell table:style-name="ce66" table:formula="of:=IF(AND([.I24]&lt;&gt;&quot;&quot;; [.J24]&lt;&gt;&quot;&quot;); &quot; $&quot; &amp; TEXT([.I24]; &quot;0.00&quot;) &amp; &quot;_{\delta \hspace{1px} &quot; &amp; TEXT([.J24]; &quot;0.00&quot;) &amp; &quot;}$ &quot;; &quot;&quot;)" office:value-type="string" office:string-value=" $-0.05_{\delta \hspace{1px} 0.13}$ " calcext:value-type="string">
            <text:p><text:s/>$-0.05_{\delta \hspace{1px} 0.13}$ </text:p>
          </table:table-cell>
          <table:table-cell table:style-name="ce61" table:formula="of:=IF(AND([.K24]&lt;&gt;&quot;&quot;; [.L24]&lt;&gt;&quot;&quot;); &quot; $&quot; &amp; TEXT([.K24]; &quot;0.00&quot;) &amp; &quot;_{\delta \hspace{1px} &quot; &amp; TEXT([.L24]; &quot;0.00&quot;) &amp; &quot;}$ &quot;; &quot;&quot;)" office:value-type="string" office:string-value=" $-0.19_{\delta \hspace{1px} 0.16}$ " calcext:value-type="string">
            <text:p><text:s/>$-0.19_{\delta \hspace{1px} 0.16}$ </text:p>
          </table:table-cell>
          <table:table-cell table:style-name="ce66" table:formula="of:=IF(AND([.M24]&lt;&gt;&quot;&quot;; [.N24]&lt;&gt;&quot;&quot;); &quot; $&quot; &amp; TEXT([.M24]; &quot;0.00&quot;) &amp; &quot;_{\delta \hspace{1px} &quot; &amp; TEXT([.N24]; &quot;0.00&quot;) &amp; &quot;}$ &quot;; &quot;&quot;)" office:value-type="string" office:string-value=" $0.09_{\delta \hspace{1px} 0.17}$ " calcext:value-type="string">
            <text:p><text:s/>$0.09_{\delta \hspace{1px} 0.17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5]&lt;&gt;&quot;&quot;; [.A25]; &quot;&quot;)">
            <text:p/>
          </table:table-cell>
          <table:table-cell table:style-name="ce63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67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69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0"/>
          <table:table-cell table:style-name="ce67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67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67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Snips</text:p>
          </table:table-cell>
          <table:table-cell table:style-name="ce19" office:value-type="float" office:value="94.3825979365774" calcext:value-type="float">
            <text:p>94.38</text:p>
          </table:table-cell>
          <table:table-cell table:style-name="ce34" office:value-type="float" office:value="4.34194640858984" calcext:value-type="float">
            <text:p>4.34</text:p>
          </table:table-cell>
          <table:table-cell table:style-name="ce19" office:value-type="float" office:value="94.3777104546202" calcext:value-type="float">
            <text:p>94.38</text:p>
          </table:table-cell>
          <table:table-cell table:style-name="ce34" office:value-type="float" office:value="4.17893123979217" calcext:value-type="float">
            <text:p>4.18</text:p>
          </table:table-cell>
          <table:table-cell table:style-name="ce29" office:value-type="float" office:value="94.3904768235898" calcext:value-type="float">
            <text:p>94.39</text:p>
          </table:table-cell>
          <table:table-cell table:style-name="ce29" office:value-type="float" office:value="4.53105194270736" calcext:value-type="float">
            <text:p>4.53</text:p>
          </table:table-cell>
          <table:table-cell table:style-name="ce56"/>
          <table:table-cell table:style-name="ce19" office:value-type="float" office:value="98.6062479777571" calcext:value-type="float">
            <text:p>98.61</text:p>
          </table:table-cell>
          <table:table-cell table:style-name="ce34" office:value-type="float" office:value="1.47730054363532" calcext:value-type="float">
            <text:p>1.48</text:p>
          </table:table-cell>
          <table:table-cell table:style-name="ce19" office:value-type="float" office:value="98.6081651892067" calcext:value-type="float">
            <text:p>98.61</text:p>
          </table:table-cell>
          <table:table-cell table:style-name="ce34" office:value-type="float" office:value="1.390127212351" calcext:value-type="float">
            <text:p>1.39</text:p>
          </table:table-cell>
          <table:table-cell table:style-name="ce19" office:value-type="float" office:value="98.6074228378006" calcext:value-type="float">
            <text:p>98.61</text:p>
          </table:table-cell>
          <table:table-cell table:style-name="ce34" office:value-type="float" office:value="1.65264583469766" calcext:value-type="float">
            <text:p>1.65</text:p>
          </table:table-cell>
          <table:table-cell table:style-name="ce25" table:number-columns-repeated="2"/>
          <table:table-cell table:style-name="ce115"/>
          <table:table-cell table:style-name="ce44" table:formula="of:=IF([.A26]&lt;&gt;&quot;&quot;; [.A26]; &quot;&quot;)" office:value-type="string" office:string-value="Single: Snips" calcext:value-type="string">
            <text:p>Single: Snips</text:p>
          </table:table-cell>
          <table:table-cell table:style-name="ce63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4.38_{\pm 4.34}$ " calcext:value-type="string">
            <text:p><text:s/>$94.38_{\pm 4.34}$ </text:p>
          </table:table-cell>
          <table:table-cell table:style-name="ce67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4.38_{\pm 4.18}$ " calcext:value-type="string">
            <text:p><text:s/>$94.38_{\pm 4.18}$ </text:p>
          </table:table-cell>
          <table:table-cell table:style-name="ce69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4.39_{\pm 4.53}$ " calcext:value-type="string">
            <text:p><text:s/>$94.39_{\pm 4.53}$ </text:p>
          </table:table-cell>
          <table:table-cell table:style-name="ce70"/>
          <table:table-cell table:style-name="ce67" table:formula="of:=IF(AND([.I26]&lt;&gt;&quot;&quot;; [.J26]&lt;&gt;&quot;&quot;); &quot; $&quot; &amp; TEXT([.I26]; &quot;0.00&quot;) &amp; &quot;_{\pm &quot; &amp; TEXT([.J26]; &quot;0.00&quot;) &amp; &quot;}$ &quot;; &quot;&quot;)" office:value-type="string" office:string-value=" $98.61_{\pm 1.48}$ " calcext:value-type="string">
            <text:p><text:s/>$98.61_{\pm 1.48}$ </text:p>
          </table:table-cell>
          <table:table-cell table:style-name="ce67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8.61_{\pm 1.39}$ " calcext:value-type="string">
            <text:p><text:s/>$98.61_{\pm 1.39}$ </text:p>
          </table:table-cell>
          <table:table-cell table:style-name="ce67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8.61_{\pm 1.65}$ " calcext:value-type="string">
            <text:p><text:s/>$98.61_{\pm 1.65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Snips</text:p>
          </table:table-cell>
          <table:table-cell table:style-name="ce19" office:value-type="float" office:value="94.6217768634658" calcext:value-type="float">
            <text:p>94.62</text:p>
          </table:table-cell>
          <table:table-cell table:style-name="ce34" office:value-type="float" office:value="1.88393508792569" calcext:value-type="float">
            <text:p>1.88</text:p>
          </table:table-cell>
          <table:table-cell table:style-name="ce19" office:value-type="float" office:value="94.3241565990289" calcext:value-type="float">
            <text:p>94.32</text:p>
          </table:table-cell>
          <table:table-cell table:style-name="ce34" office:value-type="float" office:value="2.04004871895082" calcext:value-type="float">
            <text:p>2.04</text:p>
          </table:table-cell>
          <table:table-cell table:style-name="ce29" office:value-type="float" office:value="94.9282227005352" calcext:value-type="float">
            <text:p>94.93</text:p>
          </table:table-cell>
          <table:table-cell table:style-name="ce25" office:value-type="float" office:value="1.89220207552267" calcext:value-type="float">
            <text:p>1.89</text:p>
          </table:table-cell>
          <table:table-cell table:style-name="ce56"/>
          <table:table-cell table:style-name="ce19" office:value-type="float" office:value="98.3929145325338" calcext:value-type="float">
            <text:p>98.39</text:p>
          </table:table-cell>
          <table:table-cell table:style-name="ce34" office:value-type="float" office:value="0.595955332576503" calcext:value-type="float">
            <text:p>0.60</text:p>
          </table:table-cell>
          <table:table-cell table:style-name="ce19" office:value-type="float" office:value="98.081997681709" calcext:value-type="float">
            <text:p>98.08</text:p>
          </table:table-cell>
          <table:table-cell table:style-name="ce34" office:value-type="float" office:value="0.876202634694242" calcext:value-type="float">
            <text:p>0.88</text:p>
          </table:table-cell>
          <table:table-cell table:style-name="ce19" office:value-type="float" office:value="98.7130687290982" calcext:value-type="float">
            <text:p>98.71</text:p>
          </table:table-cell>
          <table:table-cell table:style-name="ce34" office:value-type="float" office:value="0.812082234539164" calcext:value-type="float">
            <text:p>0.81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27]&lt;&gt;&quot;&quot;; [.A27]; &quot;&quot;)" office:value-type="string" office:string-value="Multi: Snips" calcext:value-type="string">
            <text:p>Multi: Snips</text:p>
          </table:table-cell>
          <table:table-cell table:style-name="ce63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4.62_{\pm 1.88}$ " calcext:value-type="string">
            <text:p><text:s/>$94.62_{\pm 1.88}$ </text:p>
          </table:table-cell>
          <table:table-cell table:style-name="ce67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4.32_{\pm 2.04}$ " calcext:value-type="string">
            <text:p><text:s/>$94.32_{\pm 2.04}$ </text:p>
          </table:table-cell>
          <table:table-cell table:style-name="ce69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4.93_{\pm 1.89}$ " calcext:value-type="string">
            <text:p><text:s/>$94.93_{\pm 1.89}$ </text:p>
          </table:table-cell>
          <table:table-cell table:style-name="ce70"/>
          <table:table-cell table:style-name="ce67" table:formula="of:=IF(AND([.I27]&lt;&gt;&quot;&quot;; [.J27]&lt;&gt;&quot;&quot;); &quot; $&quot; &amp; TEXT([.I27]; &quot;0.00&quot;) &amp; &quot;_{\pm &quot; &amp; TEXT([.J27]; &quot;0.00&quot;) &amp; &quot;}$ &quot;; &quot;&quot;)" office:value-type="string" office:string-value=" $98.39_{\pm 0.60}$ " calcext:value-type="string">
            <text:p><text:s/>$98.39_{\pm 0.60}$ </text:p>
          </table:table-cell>
          <table:table-cell table:style-name="ce67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8.08_{\pm 0.88}$ " calcext:value-type="string">
            <text:p><text:s/>$98.08_{\pm 0.88}$ </text:p>
          </table:table-cell>
          <table:table-cell table:style-name="ce67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8.71_{\pm 0.81}$ " calcext:value-type="string">
            <text:p><text:s/>$98.71_{\pm 0.81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6]); ISBLANK([.B27])); &quot;&quot;; ([.B26] - [.B27]))" office:value-type="float" office:value="-0.2391789268884" calcext:value-type="float">
            <text:p>-0.24</text:p>
          </table:table-cell>
          <table:table-cell table:style-name="ce26" table:formula="of:=IF(OR(ISBLANK([.C26]); ISBLANK([.C27])); &quot;&quot;; ([.C26] - [.C27]))" office:value-type="float" office:value="2.45801132066415" calcext:value-type="float">
            <text:p>2.46</text:p>
          </table:table-cell>
          <table:table-cell table:style-name="ce20" table:formula="of:=IF(OR(ISBLANK([.D26]); ISBLANK([.D27])); &quot;&quot;; ([.D26] - [.D27]))" office:value-type="float" office:value="0.0535538555913035" calcext:value-type="float">
            <text:p>0.05</text:p>
          </table:table-cell>
          <table:table-cell table:style-name="ce26" table:formula="of:=IF(OR(ISBLANK([.E26]); ISBLANK([.E27])); &quot;&quot;; ([.E26] - [.E27]))" office:value-type="float" office:value="2.13888252084135" calcext:value-type="float">
            <text:p>2.14</text:p>
          </table:table-cell>
          <table:table-cell table:style-name="ce20" table:formula="of:=IF(OR(ISBLANK([.F26]); ISBLANK([.F27])); &quot;&quot;; ([.F26] - [.F27]))" office:value-type="float" office:value="-0.537745876945408" calcext:value-type="float">
            <text:p>-0.54</text:p>
          </table:table-cell>
          <table:table-cell table:style-name="ce26" table:formula="of:=IF(OR(ISBLANK([.G26]); ISBLANK([.G27])); &quot;&quot;; ([.G26] - [.G27]))" office:value-type="float" office:value="2.63884986718469" calcext:value-type="float">
            <text:p>2.64</text:p>
          </table:table-cell>
          <table:table-cell table:style-name="ce42"/>
          <table:table-cell table:style-name="ce20" table:formula="of:=IF(OR(ISBLANK([.I26]); ISBLANK([.I27])); &quot;&quot;; ([.I26] - [.I27]))" office:value-type="float" office:value="0.213333445223313" calcext:value-type="float">
            <text:p>0.21</text:p>
          </table:table-cell>
          <table:table-cell table:style-name="ce26" table:formula="of:=IF(OR(ISBLANK([.J26]); ISBLANK([.J27])); &quot;&quot;; ([.J26] - [.J27]))" office:value-type="float" office:value="0.881345211058817" calcext:value-type="float">
            <text:p>0.88</text:p>
          </table:table-cell>
          <table:table-cell table:style-name="ce20" table:formula="of:=IF(OR(ISBLANK([.K26]); ISBLANK([.K27])); &quot;&quot;; ([.K26] - [.K27]))" office:value-type="float" office:value="0.526167507497704" calcext:value-type="float">
            <text:p>0.53</text:p>
          </table:table-cell>
          <table:table-cell table:style-name="ce26" table:formula="of:=IF(OR(ISBLANK([.L26]); ISBLANK([.L27])); &quot;&quot;; ([.L26] - [.L27]))" office:value-type="float" office:value="0.513924577656758" calcext:value-type="float">
            <text:p>0.51</text:p>
          </table:table-cell>
          <table:table-cell table:style-name="ce20" table:formula="of:=IF(OR(ISBLANK([.M26]); ISBLANK([.M27])); &quot;&quot;; ([.M26] - [.M27]))" office:value-type="float" office:value="-0.105645891297598" calcext:value-type="float">
            <text:p>-0.11</text:p>
          </table:table-cell>
          <table:table-cell table:style-name="ce26" table:formula="of:=IF(OR(ISBLANK([.N26]); ISBLANK([.N27])); &quot;&quot;; ([.N26] - [.N27]))" office:value-type="float" office:value="0.840563600158496" calcext:value-type="float">
            <text:p>0.84</text:p>
          </table:table-cell>
          <table:table-cell table:style-name="ce48"/>
          <table:table-cell table:style-name="ce50"/>
          <table:table-cell table:style-name="ce47"/>
          <table:table-cell table:style-name="ce58" table:formula="of:=IF([.A28]&lt;&gt;&quot;&quot;; [.A28]; &quot;&quot;)" office:value-type="string" office:string-value="Improvement" calcext:value-type="string">
            <text:p>Improvement</text:p>
          </table:table-cell>
          <table:table-cell table:style-name="ce61" table:formula="of:=IF(AND([.B28]&lt;&gt;&quot;&quot;; [.C28]&lt;&gt;&quot;&quot;); &quot; $&quot; &amp; TEXT([.B28]; &quot;0.00&quot;) &amp; &quot;_{\delta \hspace{1px} &quot; &amp; TEXT([.C28]; &quot;0.00&quot;) &amp; &quot;}$ &quot;; &quot;&quot;)" office:value-type="string" office:string-value=" $-0.24_{\delta \hspace{1px} 2.46}$ " calcext:value-type="string">
            <text:p><text:s/>$-0.24_{\delta \hspace{1px} 2.46}$ </text:p>
          </table:table-cell>
          <table:table-cell table:style-name="ce61" table:formula="of:=IF(AND([.D28]&lt;&gt;&quot;&quot;; [.E28]&lt;&gt;&quot;&quot;); &quot; $&quot; &amp; TEXT([.D28]; &quot;0.00&quot;) &amp; &quot;_{\delta \hspace{1px} &quot; &amp; TEXT([.E28]; &quot;0.00&quot;) &amp; &quot;}$ &quot;; &quot;&quot;)" office:value-type="string" office:string-value=" $0.05_{\delta \hspace{1px} 2.14}$ " calcext:value-type="string">
            <text:p><text:s/>$0.05_{\delta \hspace{1px} 2.14}$ </text:p>
          </table:table-cell>
          <table:table-cell table:style-name="ce61" table:formula="of:=IF(AND([.F28]&lt;&gt;&quot;&quot;; [.G28]&lt;&gt;&quot;&quot;); &quot; $&quot; &amp; TEXT([.F28]; &quot;0.00&quot;) &amp; &quot;_{\delta \hspace{1px} &quot; &amp; TEXT([.G28]; &quot;0.00&quot;) &amp; &quot;}$ &quot;; &quot;&quot;)" office:value-type="string" office:string-value=" $-0.54_{\delta \hspace{1px} 2.64}$ " calcext:value-type="string">
            <text:p><text:s/>$-0.54_{\delta \hspace{1px} 2.64}$ </text:p>
          </table:table-cell>
          <table:table-cell table:style-name="ce76"/>
          <table:table-cell table:style-name="ce66" table:formula="of:=IF(AND([.I28]&lt;&gt;&quot;&quot;; [.J28]&lt;&gt;&quot;&quot;); &quot; $&quot; &amp; TEXT([.I28]; &quot;0.00&quot;) &amp; &quot;_{\delta \hspace{1px} &quot; &amp; TEXT([.J28]; &quot;0.00&quot;) &amp; &quot;}$ &quot;; &quot;&quot;)" office:value-type="string" office:string-value=" $0.21_{\delta \hspace{1px} 0.88}$ " calcext:value-type="string">
            <text:p><text:s/>$0.21_{\delta \hspace{1px} 0.88}$ </text:p>
          </table:table-cell>
          <table:table-cell table:style-name="ce61" table:formula="of:=IF(AND([.K28]&lt;&gt;&quot;&quot;; [.L28]&lt;&gt;&quot;&quot;); &quot; $&quot; &amp; TEXT([.K28]; &quot;0.00&quot;) &amp; &quot;_{\delta \hspace{1px} &quot; &amp; TEXT([.L28]; &quot;0.00&quot;) &amp; &quot;}$ &quot;; &quot;&quot;)" office:value-type="string" office:string-value=" $0.53_{\delta \hspace{1px} 0.51}$ " calcext:value-type="string">
            <text:p><text:s/>$0.53_{\delta \hspace{1px} 0.51}$ </text:p>
          </table:table-cell>
          <table:table-cell table:style-name="ce66" table:formula="of:=IF(AND([.M28]&lt;&gt;&quot;&quot;; [.N28]&lt;&gt;&quot;&quot;); &quot; $&quot; &amp; TEXT([.M28]; &quot;0.00&quot;) &amp; &quot;_{\delta \hspace{1px} &quot; &amp; TEXT([.N28]; &quot;0.00&quot;) &amp; &quot;}$ &quot;; &quot;&quot;)" office:value-type="string" office:string-value=" $-0.11_{\delta \hspace{1px} 0.84}$ " calcext:value-type="string">
            <text:p><text:s/>$-0.11_{\delta \hspace{1px} 0.84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29]&lt;&gt;&quot;&quot;; [.A29]; &quot;&quot;)">
            <text:p/>
          </table:table-cell>
          <table:table-cell table:style-name="ce63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67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6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70"/>
          <table:table-cell table:style-name="ce67" table:formula="of:=IF(AND([.I29]&lt;&gt;&quot;&quot;; [.J29]&lt;&gt;&quot;&quot;); &quot; $&quot; &amp; TEXT([.I29]; &quot;0.00&quot;) &amp; &quot;_{\pm &quot; &amp; TEXT([.J29]; &quot;0.00&quot;) &amp; &quot;}$ &quot;; &quot;&quot;)">
            <text:p/>
          </table:table-cell>
          <table:table-cell table:style-name="ce67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67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Single: </text:span>WikiWars</text:p>
          </table:table-cell>
          <table:table-cell table:style-name="ce19" office:value-type="float" office:value="94.124866376989" calcext:value-type="float">
            <text:p>94.12</text:p>
          </table:table-cell>
          <table:table-cell table:style-name="ce34" office:value-type="float" office:value="1.10411404403676" calcext:value-type="float">
            <text:p>1.10</text:p>
          </table:table-cell>
          <table:table-cell table:style-name="ce19" office:value-type="float" office:value="93.8456465179412" calcext:value-type="float">
            <text:p>93.85</text:p>
          </table:table-cell>
          <table:table-cell table:style-name="ce34" office:value-type="float" office:value="1.10685971995687" calcext:value-type="float">
            <text:p>1.11</text:p>
          </table:table-cell>
          <table:table-cell table:style-name="ce29" office:value-type="float" office:value="94.4214683726219" calcext:value-type="float">
            <text:p>94.42</text:p>
          </table:table-cell>
          <table:table-cell table:style-name="ce25" office:value-type="float" office:value="1.63304648261098" calcext:value-type="float">
            <text:p>1.63</text:p>
          </table:table-cell>
          <table:table-cell table:style-name="ce56"/>
          <table:table-cell table:style-name="ce19" office:value-type="float" office:value="97.6087555370436" calcext:value-type="float">
            <text:p>97.61</text:p>
          </table:table-cell>
          <table:table-cell table:style-name="ce34" office:value-type="float" office:value="0.936266963035214" calcext:value-type="float">
            <text:p>0.94</text:p>
          </table:table-cell>
          <table:table-cell table:style-name="ce19" office:value-type="float" office:value="97.3180479048595" calcext:value-type="float">
            <text:p>97.32</text:p>
          </table:table-cell>
          <table:table-cell table:style-name="ce34" office:value-type="float" office:value="0.815517760766547" calcext:value-type="float">
            <text:p>0.82</text:p>
          </table:table-cell>
          <table:table-cell table:style-name="ce19" office:value-type="float" office:value="97.9174389574214" calcext:value-type="float">
            <text:p>97.92</text:p>
          </table:table-cell>
          <table:table-cell table:style-name="ce34" office:value-type="float" office:value="1.62198756658396" calcext:value-type="float">
            <text:p>1.62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0]&lt;&gt;&quot;&quot;; [.A30]; &quot;&quot;)" office:value-type="string" office:string-value="Single: WikiWars" calcext:value-type="string">
            <text:p>Single: WikiWars</text:p>
          </table:table-cell>
          <table:table-cell table:style-name="ce63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4.12_{\pm 1.10}$ " calcext:value-type="string">
            <text:p><text:s/>$94.12_{\pm 1.10}$ </text:p>
          </table:table-cell>
          <table:table-cell table:style-name="ce67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3.85_{\pm 1.11}$ " calcext:value-type="string">
            <text:p><text:s/>$93.85_{\pm 1.11}$ </text:p>
          </table:table-cell>
          <table:table-cell table:style-name="ce69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4.42_{\pm 1.63}$ " calcext:value-type="string">
            <text:p><text:s/>$94.42_{\pm 1.63}$ </text:p>
          </table:table-cell>
          <table:table-cell table:style-name="ce70"/>
          <table:table-cell table:style-name="ce67" table:formula="of:=IF(AND([.I30]&lt;&gt;&quot;&quot;; [.J30]&lt;&gt;&quot;&quot;); &quot; $&quot; &amp; TEXT([.I30]; &quot;0.00&quot;) &amp; &quot;_{\pm &quot; &amp; TEXT([.J30]; &quot;0.00&quot;) &amp; &quot;}$ &quot;; &quot;&quot;)" office:value-type="string" office:string-value=" $97.61_{\pm 0.94}$ " calcext:value-type="string">
            <text:p><text:s/>$97.61_{\pm 0.94}$ </text:p>
          </table:table-cell>
          <table:table-cell table:style-name="ce67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7.32_{\pm 0.82}$ " calcext:value-type="string">
            <text:p><text:s/>$97.32_{\pm 0.82}$ </text:p>
          </table:table-cell>
          <table:table-cell table:style-name="ce67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7.92_{\pm 1.62}$ " calcext:value-type="string">
            <text:p><text:s/>$97.92_{\pm 1.62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Multi: </text:span>WikiWars</text:p>
          </table:table-cell>
          <table:table-cell table:style-name="ce19" office:value-type="float" office:value="93.668878515315" calcext:value-type="float">
            <text:p>93.67</text:p>
          </table:table-cell>
          <table:table-cell table:style-name="ce34" office:value-type="float" office:value="1.31462019224049" calcext:value-type="float">
            <text:p>1.31</text:p>
          </table:table-cell>
          <table:table-cell table:style-name="ce19" office:value-type="float" office:value="93.2789752770665" calcext:value-type="float">
            <text:p>93.28</text:p>
          </table:table-cell>
          <table:table-cell table:style-name="ce34" office:value-type="float" office:value="1.35206458605717" calcext:value-type="float">
            <text:p>1.35</text:p>
          </table:table-cell>
          <table:table-cell table:style-name="ce29" office:value-type="float" office:value="94.068062232937" calcext:value-type="float">
            <text:p>94.07</text:p>
          </table:table-cell>
          <table:table-cell table:style-name="ce25" office:value-type="float" office:value="1.48179475333916" calcext:value-type="float">
            <text:p>1.48</text:p>
          </table:table-cell>
          <table:table-cell table:style-name="ce56"/>
          <table:table-cell table:style-name="ce19" office:value-type="float" office:value="97.4582294760092" calcext:value-type="float">
            <text:p>97.46</text:p>
          </table:table-cell>
          <table:table-cell table:style-name="ce34" office:value-type="float" office:value="0.857976238059638" calcext:value-type="float">
            <text:p>0.86</text:p>
          </table:table-cell>
          <table:table-cell table:style-name="ce19" office:value-type="float" office:value="97.0530703001774" calcext:value-type="float">
            <text:p>97.05</text:p>
          </table:table-cell>
          <table:table-cell table:style-name="ce34" office:value-type="float" office:value="0.978564358754827" calcext:value-type="float">
            <text:p>0.98</text:p>
          </table:table-cell>
          <table:table-cell table:style-name="ce19" office:value-type="float" office:value="97.8730266057877" calcext:value-type="float">
            <text:p>97.87</text:p>
          </table:table-cell>
          <table:table-cell table:style-name="ce34" office:value-type="float" office:value="1.05946555063264" calcext:value-type="float">
            <text:p>1.06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1]&lt;&gt;&quot;&quot;; [.A31]; &quot;&quot;)" office:value-type="string" office:string-value="Multi: WikiWars" calcext:value-type="string">
            <text:p>Multi: WikiWars</text:p>
          </table:table-cell>
          <table:table-cell table:style-name="ce63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3.67_{\pm 1.31}$ " calcext:value-type="string">
            <text:p><text:s/>$93.67_{\pm 1.31}$ </text:p>
          </table:table-cell>
          <table:table-cell table:style-name="ce67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3.28_{\pm 1.35}$ " calcext:value-type="string">
            <text:p><text:s/>$93.28_{\pm 1.35}$ </text:p>
          </table:table-cell>
          <table:table-cell table:style-name="ce69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4.07_{\pm 1.48}$ " calcext:value-type="string">
            <text:p><text:s/>$94.07_{\pm 1.48}$ </text:p>
          </table:table-cell>
          <table:table-cell table:style-name="ce70"/>
          <table:table-cell table:style-name="ce67" table:formula="of:=IF(AND([.I31]&lt;&gt;&quot;&quot;; [.J31]&lt;&gt;&quot;&quot;); &quot; $&quot; &amp; TEXT([.I31]; &quot;0.00&quot;) &amp; &quot;_{\pm &quot; &amp; TEXT([.J31]; &quot;0.00&quot;) &amp; &quot;}$ &quot;; &quot;&quot;)" office:value-type="string" office:string-value=" $97.46_{\pm 0.86}$ " calcext:value-type="string">
            <text:p><text:s/>$97.46_{\pm 0.86}$ </text:p>
          </table:table-cell>
          <table:table-cell table:style-name="ce67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7.05_{\pm 0.98}$ " calcext:value-type="string">
            <text:p><text:s/>$97.05_{\pm 0.98}$ </text:p>
          </table:table-cell>
          <table:table-cell table:style-name="ce67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7.87_{\pm 1.06}$ " calcext:value-type="string">
            <text:p><text:s/>$97.87_{\pm 1.06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30]); ISBLANK([.B31])); &quot;&quot;; ([.B30] - [.B31]))" office:value-type="float" office:value="0.455987861674004" calcext:value-type="float">
            <text:p>0.46</text:p>
          </table:table-cell>
          <table:table-cell table:style-name="ce26" table:formula="of:=IF(OR(ISBLANK([.C30]); ISBLANK([.C31])); &quot;&quot;; ([.C30] - [.C31]))" office:value-type="float" office:value="-0.21050614820373" calcext:value-type="float">
            <text:p>-0.21</text:p>
          </table:table-cell>
          <table:table-cell table:style-name="ce20" table:formula="of:=IF(OR(ISBLANK([.D30]); ISBLANK([.D31])); &quot;&quot;; ([.D30] - [.D31]))" office:value-type="float" office:value="0.566671240874712" calcext:value-type="float">
            <text:p>0.57</text:p>
          </table:table-cell>
          <table:table-cell table:style-name="ce26" table:formula="of:=IF(OR(ISBLANK([.E30]); ISBLANK([.E31])); &quot;&quot;; ([.E30] - [.E31]))" office:value-type="float" office:value="-0.2452048661003" calcext:value-type="float">
            <text:p>-0.25</text:p>
          </table:table-cell>
          <table:table-cell table:style-name="ce20" table:formula="of:=IF(OR(ISBLANK([.F30]); ISBLANK([.F31])); &quot;&quot;; ([.F30] - [.F31]))" office:value-type="float" office:value="0.353406139684907" calcext:value-type="float">
            <text:p>0.35</text:p>
          </table:table-cell>
          <table:table-cell table:style-name="ce26" table:formula="of:=IF(OR(ISBLANK([.G30]); ISBLANK([.G31])); &quot;&quot;; ([.G30] - [.G31]))" office:value-type="float" office:value="0.15125172927182" calcext:value-type="float">
            <text:p>0.15</text:p>
          </table:table-cell>
          <table:table-cell table:style-name="ce42"/>
          <table:table-cell table:style-name="ce20" table:formula="of:=IF(OR(ISBLANK([.I30]); ISBLANK([.I31])); &quot;&quot;; ([.I30] - [.I31]))" office:value-type="float" office:value="0.150526061034412" calcext:value-type="float">
            <text:p>0.15</text:p>
          </table:table-cell>
          <table:table-cell table:style-name="ce26" table:formula="of:=IF(OR(ISBLANK([.J30]); ISBLANK([.J31])); &quot;&quot;; ([.J30] - [.J31]))" office:value-type="float" office:value="0.078290724975576" calcext:value-type="float">
            <text:p>0.08</text:p>
          </table:table-cell>
          <table:table-cell table:style-name="ce20" table:formula="of:=IF(OR(ISBLANK([.K30]); ISBLANK([.K31])); &quot;&quot;; ([.K30] - [.K31]))" office:value-type="float" office:value="0.264977604682102" calcext:value-type="float">
            <text:p>0.26</text:p>
          </table:table-cell>
          <table:table-cell table:style-name="ce26" table:formula="of:=IF(OR(ISBLANK([.L30]); ISBLANK([.L31])); &quot;&quot;; ([.L30] - [.L31]))" office:value-type="float" office:value="-0.16304659798828" calcext:value-type="float">
            <text:p>-0.16</text:p>
          </table:table-cell>
          <table:table-cell table:style-name="ce20" table:formula="of:=IF(OR(ISBLANK([.M30]); ISBLANK([.M31])); &quot;&quot;; ([.M30] - [.M31]))" office:value-type="float" office:value="0.0444123516336958" calcext:value-type="float">
            <text:p>0.04</text:p>
          </table:table-cell>
          <table:table-cell table:style-name="ce26" table:formula="of:=IF(OR(ISBLANK([.N30]); ISBLANK([.N31])); &quot;&quot;; ([.N30] - [.N31]))" office:value-type="float" office:value="0.56252201595132" calcext:value-type="float">
            <text:p>0.56</text:p>
          </table:table-cell>
          <table:table-cell table:style-name="ce48"/>
          <table:table-cell table:style-name="ce50"/>
          <table:table-cell table:style-name="ce47"/>
          <table:table-cell table:style-name="ce58" table:formula="of:=IF([.A32]&lt;&gt;&quot;&quot;; [.A32]; &quot;&quot;)" office:value-type="string" office:string-value="Improvement" calcext:value-type="string">
            <text:p>Improvement</text:p>
          </table:table-cell>
          <table:table-cell table:style-name="ce61" table:formula="of:=IF(AND([.B32]&lt;&gt;&quot;&quot;; [.C32]&lt;&gt;&quot;&quot;); &quot; $&quot; &amp; TEXT([.B32]; &quot;0.00&quot;) &amp; &quot;_{\delta \hspace{1px} &quot; &amp; TEXT([.C32]; &quot;0.00&quot;) &amp; &quot;}$ &quot;; &quot;&quot;)" office:value-type="string" office:string-value=" $0.46_{\delta \hspace{1px} -0.21}$ " calcext:value-type="string">
            <text:p><text:s/>$0.46_{\delta \hspace{1px} -0.21}$ </text:p>
          </table:table-cell>
          <table:table-cell table:style-name="ce61" table:formula="of:=IF(AND([.D32]&lt;&gt;&quot;&quot;; [.E32]&lt;&gt;&quot;&quot;); &quot; $&quot; &amp; TEXT([.D32]; &quot;0.00&quot;) &amp; &quot;_{\delta \hspace{1px} &quot; &amp; TEXT([.E32]; &quot;0.00&quot;) &amp; &quot;}$ &quot;; &quot;&quot;)" office:value-type="string" office:string-value=" $0.57_{\delta \hspace{1px} -0.25}$ " calcext:value-type="string">
            <text:p><text:s/>$0.57_{\delta \hspace{1px} -0.25}$ </text:p>
          </table:table-cell>
          <table:table-cell table:style-name="ce61" table:formula="of:=IF(AND([.F32]&lt;&gt;&quot;&quot;; [.G32]&lt;&gt;&quot;&quot;); &quot; $&quot; &amp; TEXT([.F32]; &quot;0.00&quot;) &amp; &quot;_{\delta \hspace{1px} &quot; &amp; TEXT([.G32]; &quot;0.00&quot;) &amp; &quot;}$ &quot;; &quot;&quot;)" office:value-type="string" office:string-value=" $0.35_{\delta \hspace{1px} 0.15}$ " calcext:value-type="string">
            <text:p><text:s/>$0.35_{\delta \hspace{1px} 0.15}$ </text:p>
          </table:table-cell>
          <table:table-cell table:style-name="ce76"/>
          <table:table-cell table:style-name="ce66" table:formula="of:=IF(AND([.I32]&lt;&gt;&quot;&quot;; [.J32]&lt;&gt;&quot;&quot;); &quot; $&quot; &amp; TEXT([.I32]; &quot;0.00&quot;) &amp; &quot;_{\delta \hspace{1px} &quot; &amp; TEXT([.J32]; &quot;0.00&quot;) &amp; &quot;}$ &quot;; &quot;&quot;)" office:value-type="string" office:string-value=" $0.15_{\delta \hspace{1px} 0.08}$ " calcext:value-type="string">
            <text:p><text:s/>$0.15_{\delta \hspace{1px} 0.08}$ </text:p>
          </table:table-cell>
          <table:table-cell table:style-name="ce61" table:formula="of:=IF(AND([.K32]&lt;&gt;&quot;&quot;; [.L32]&lt;&gt;&quot;&quot;); &quot; $&quot; &amp; TEXT([.K32]; &quot;0.00&quot;) &amp; &quot;_{\delta \hspace{1px} &quot; &amp; TEXT([.L32]; &quot;0.00&quot;) &amp; &quot;}$ &quot;; &quot;&quot;)" office:value-type="string" office:string-value=" $0.26_{\delta \hspace{1px} -0.16}$ " calcext:value-type="string">
            <text:p><text:s/>$0.26_{\delta \hspace{1px} -0.16}$ </text:p>
          </table:table-cell>
          <table:table-cell table:style-name="ce66" table:formula="of:=IF(AND([.M32]&lt;&gt;&quot;&quot;; [.N32]&lt;&gt;&quot;&quot;); &quot; $&quot; &amp; TEXT([.M32]; &quot;0.00&quot;) &amp; &quot;_{\delta \hspace{1px} &quot; &amp; TEXT([.N32]; &quot;0.00&quot;) &amp; &quot;}$ &quot;; &quot;&quot;)" office:value-type="string" office:string-value=" $0.04_{\delta \hspace{1px} 0.56}$ " calcext:value-type="string">
            <text:p><text:s/>$0.04_{\delta \hspace{1px} 0.56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33]&lt;&gt;&quot;&quot;; [.A33]; &quot;&quot;)">
            <text:p/>
          </table:table-cell>
          <table:table-cell table:style-name="ce63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67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69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70"/>
          <table:table-cell table:style-name="ce67" table:formula="of:=IF(AND([.I33]&lt;&gt;&quot;&quot;; [.J33]&lt;&gt;&quot;&quot;); &quot; $&quot; &amp; TEXT([.I33]; &quot;0.00&quot;) &amp; &quot;_{\pm &quot; &amp; TEXT([.J33]; &quot;0.00&quot;) &amp; &quot;}$ &quot;; &quot;&quot;)">
            <text:p/>
          </table:table-cell>
          <table:table-cell table:style-name="ce67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67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Single: </text:span>Tweets</text:p>
          </table:table-cell>
          <table:table-cell table:style-name="ce19" office:value-type="float" office:value="88.8406371012486" calcext:value-type="float">
            <text:p>88.84</text:p>
          </table:table-cell>
          <table:table-cell table:style-name="ce34" office:value-type="float" office:value="2.70869483207803" calcext:value-type="float">
            <text:p>2.71</text:p>
          </table:table-cell>
          <table:table-cell table:style-name="ce19" office:value-type="float" office:value="88.4369617673384" calcext:value-type="float">
            <text:p>88.44</text:p>
          </table:table-cell>
          <table:table-cell table:style-name="ce34" office:value-type="float" office:value="3.74674204234018" calcext:value-type="float">
            <text:p>3.75</text:p>
          </table:table-cell>
          <table:table-cell table:style-name="ce29" office:value-type="float" office:value="89.3281382363909" calcext:value-type="float">
            <text:p>89.33</text:p>
          </table:table-cell>
          <table:table-cell table:style-name="ce25" office:value-type="float" office:value="2.78669622936783" calcext:value-type="float">
            <text:p>2.79</text:p>
          </table:table-cell>
          <table:table-cell table:style-name="ce56"/>
          <table:table-cell table:style-name="ce19" office:value-type="float" office:value="94.7581274619941" calcext:value-type="float">
            <text:p>94.76</text:p>
          </table:table-cell>
          <table:table-cell table:style-name="ce34" office:value-type="float" office:value="1.41133043860394" calcext:value-type="float">
            <text:p>1.41</text:p>
          </table:table-cell>
          <table:table-cell table:style-name="ce19" office:value-type="float" office:value="94.3094587674669" calcext:value-type="float">
            <text:p>94.31</text:p>
          </table:table-cell>
          <table:table-cell table:style-name="ce34" office:value-type="float" office:value="2.48013041556499" calcext:value-type="float">
            <text:p>2.48</text:p>
          </table:table-cell>
          <table:table-cell table:style-name="ce19" office:value-type="float" office:value="95.2959754630292" calcext:value-type="float">
            <text:p>95.30</text:p>
          </table:table-cell>
          <table:table-cell table:style-name="ce34" office:value-type="float" office:value="2.41127694727643" calcext:value-type="float">
            <text:p>2.41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4]&lt;&gt;&quot;&quot;; [.A34]; &quot;&quot;)" office:value-type="string" office:string-value="Single: Tweets" calcext:value-type="string">
            <text:p>Single: Tweets</text:p>
          </table:table-cell>
          <table:table-cell table:style-name="ce67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88.84_{\pm 2.71}$ " calcext:value-type="string">
            <text:p><text:s/>$88.84_{\pm 2.71}$ </text:p>
          </table:table-cell>
          <table:table-cell table:style-name="ce67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88.44_{\pm 3.75}$ " calcext:value-type="string">
            <text:p><text:s/>$88.44_{\pm 3.75}$ </text:p>
          </table:table-cell>
          <table:table-cell table:style-name="ce69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89.33_{\pm 2.79}$ " calcext:value-type="string">
            <text:p><text:s/>$89.33_{\pm 2.79}$ </text:p>
          </table:table-cell>
          <table:table-cell table:style-name="ce70"/>
          <table:table-cell table:style-name="ce67" table:formula="of:=IF(AND([.I34]&lt;&gt;&quot;&quot;; [.J34]&lt;&gt;&quot;&quot;); &quot; $&quot; &amp; TEXT([.I34]; &quot;0.00&quot;) &amp; &quot;_{\pm &quot; &amp; TEXT([.J34]; &quot;0.00&quot;) &amp; &quot;}$ &quot;; &quot;&quot;)" office:value-type="string" office:string-value=" $94.76_{\pm 1.41}$ " calcext:value-type="string">
            <text:p><text:s/>$94.76_{\pm 1.41}$ </text:p>
          </table:table-cell>
          <table:table-cell table:style-name="ce67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94.31_{\pm 2.48}$ " calcext:value-type="string">
            <text:p><text:s/>$94.31_{\pm 2.48}$ </text:p>
          </table:table-cell>
          <table:table-cell table:style-name="ce67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95.30_{\pm 2.41}$ " calcext:value-type="string">
            <text:p><text:s/>$95.30_{\pm 2.41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Multi: </text:span>Tweets</text:p>
          </table:table-cell>
          <table:table-cell table:style-name="ce19" office:value-type="float" office:value="88.4118534234375" calcext:value-type="float">
            <text:p>88.41</text:p>
          </table:table-cell>
          <table:table-cell table:style-name="ce34" office:value-type="float" office:value="2.56769174403146" calcext:value-type="float">
            <text:p>2.57</text:p>
          </table:table-cell>
          <table:table-cell table:style-name="ce19" office:value-type="float" office:value="88.1505849407149" calcext:value-type="float">
            <text:p>88.15</text:p>
          </table:table-cell>
          <table:table-cell table:style-name="ce34" office:value-type="float" office:value="3.29290891952933" calcext:value-type="float">
            <text:p>3.29</text:p>
          </table:table-cell>
          <table:table-cell table:style-name="ce29" office:value-type="float" office:value="88.7261693644346" calcext:value-type="float">
            <text:p>88.73</text:p>
          </table:table-cell>
          <table:table-cell table:style-name="ce25" office:value-type="float" office:value="2.62023192303346" calcext:value-type="float">
            <text:p>2.62</text:p>
          </table:table-cell>
          <table:table-cell table:style-name="ce56"/>
          <table:table-cell table:style-name="ce19" office:value-type="float" office:value="94.9921909498528" calcext:value-type="float">
            <text:p>94.99</text:p>
          </table:table-cell>
          <table:table-cell table:style-name="ce34" office:value-type="float" office:value="1.82441107471742" calcext:value-type="float">
            <text:p>1.82</text:p>
          </table:table-cell>
          <table:table-cell table:style-name="ce19" office:value-type="float" office:value="94.7146660640821" calcext:value-type="float">
            <text:p>94.71</text:p>
          </table:table-cell>
          <table:table-cell table:style-name="ce34" office:value-type="float" office:value="2.94505165400605" calcext:value-type="float">
            <text:p>2.95</text:p>
          </table:table-cell>
          <table:table-cell table:style-name="ce19" office:value-type="float" office:value="95.3264001030496" calcext:value-type="float">
            <text:p>95.33</text:p>
          </table:table-cell>
          <table:table-cell table:style-name="ce34" office:value-type="float" office:value="1.75676723134864" calcext:value-type="float">
            <text:p>1.76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5]&lt;&gt;&quot;&quot;; [.A35]; &quot;&quot;)" office:value-type="string" office:string-value="Multi: Tweets" calcext:value-type="string">
            <text:p>Multi: Tweets</text:p>
          </table:table-cell>
          <table:table-cell table:style-name="ce67" table:formula="of:=IF(AND([.B35]&lt;&gt;&quot;&quot;; [.C35]&lt;&gt;&quot;&quot;); &quot; $&quot; &amp; TEXT([.B35]; &quot;0.00&quot;) &amp; &quot;_{\pm &quot; &amp; TEXT([.C35]; &quot;0.00&quot;) &amp; &quot;}$ &quot;; &quot;&quot;)" office:value-type="string" office:string-value=" $88.41_{\pm 2.57}$ " calcext:value-type="string">
            <text:p><text:s/>$88.41_{\pm 2.57}$ </text:p>
          </table:table-cell>
          <table:table-cell table:style-name="ce67" table:formula="of:=IF(AND([.D35]&lt;&gt;&quot;&quot;; [.E35]&lt;&gt;&quot;&quot;); &quot; $&quot; &amp; TEXT([.D35]; &quot;0.00&quot;) &amp; &quot;_{\pm &quot; &amp; TEXT([.E35]; &quot;0.00&quot;) &amp; &quot;}$ &quot;; &quot;&quot;)" office:value-type="string" office:string-value=" $88.15_{\pm 3.29}$ " calcext:value-type="string">
            <text:p><text:s/>$88.15_{\pm 3.29}$ </text:p>
          </table:table-cell>
          <table:table-cell table:style-name="ce67" table:formula="of:=IF(AND([.F35]&lt;&gt;&quot;&quot;; [.G35]&lt;&gt;&quot;&quot;); &quot; $&quot; &amp; TEXT([.F35]; &quot;0.00&quot;) &amp; &quot;_{\pm &quot; &amp; TEXT([.G35]; &quot;0.00&quot;) &amp; &quot;}$ &quot;; &quot;&quot;)" office:value-type="string" office:string-value=" $88.73_{\pm 2.62}$ " calcext:value-type="string">
            <text:p><text:s/>$88.73_{\pm 2.62}$ </text:p>
          </table:table-cell>
          <table:table-cell table:style-name="ce70"/>
          <table:table-cell table:style-name="ce67" table:formula="of:=IF(AND([.I35]&lt;&gt;&quot;&quot;; [.J35]&lt;&gt;&quot;&quot;); &quot; $&quot; &amp; TEXT([.I35]; &quot;0.00&quot;) &amp; &quot;_{\pm &quot; &amp; TEXT([.J35]; &quot;0.00&quot;) &amp; &quot;}$ &quot;; &quot;&quot;)" office:value-type="string" office:string-value=" $94.99_{\pm 1.82}$ " calcext:value-type="string">
            <text:p><text:s/>$94.99_{\pm 1.82}$ </text:p>
          </table:table-cell>
          <table:table-cell table:style-name="ce67" table:formula="of:=IF(AND([.K35]&lt;&gt;&quot;&quot;; [.L35]&lt;&gt;&quot;&quot;); &quot; $&quot; &amp; TEXT([.K35]; &quot;0.00&quot;) &amp; &quot;_{\pm &quot; &amp; TEXT([.L35]; &quot;0.00&quot;) &amp; &quot;}$ &quot;; &quot;&quot;)" office:value-type="string" office:string-value=" $94.71_{\pm 2.95}$ " calcext:value-type="string">
            <text:p><text:s/>$94.71_{\pm 2.95}$ </text:p>
          </table:table-cell>
          <table:table-cell table:style-name="ce67" table:formula="of:=IF(AND([.M35]&lt;&gt;&quot;&quot;; [.N35]&lt;&gt;&quot;&quot;); &quot; $&quot; &amp; TEXT([.M35]; &quot;0.00&quot;) &amp; &quot;_{\pm &quot; &amp; TEXT([.N35]; &quot;0.00&quot;) &amp; &quot;}$ &quot;; &quot;&quot;)" office:value-type="string" office:string-value=" $95.33_{\pm 1.76}$ " calcext:value-type="string">
            <text:p><text:s/>$95.33_{\pm 1.76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Improvement</text:p>
          </table:table-cell>
          <table:table-cell table:style-name="ce94" table:formula="of:=IF(OR(ISBLANK([.B34]); ISBLANK([.B35])); &quot;&quot;; ([.B34] - [.B35]))" office:value-type="float" office:value="0.428783677811097" calcext:value-type="float">
            <text:p>0.43</text:p>
          </table:table-cell>
          <table:table-cell table:style-name="ce107" table:formula="of:=IF(OR(ISBLANK([.C34]); ISBLANK([.C35])); &quot;&quot;; ([.C34] - [.C35]))" office:value-type="float" office:value="0.14100308804657" calcext:value-type="float">
            <text:p>0.14</text:p>
          </table:table-cell>
          <table:table-cell table:style-name="ce94" table:formula="of:=IF(OR(ISBLANK([.D34]); ISBLANK([.D35])); &quot;&quot;; ([.D34] - [.D35]))" office:value-type="float" office:value="0.28637682662351" calcext:value-type="float">
            <text:p>0.29</text:p>
          </table:table-cell>
          <table:table-cell table:style-name="ce107" table:formula="of:=IF(OR(ISBLANK([.E34]); ISBLANK([.E35])); &quot;&quot;; ([.E34] - [.E35]))" office:value-type="float" office:value="0.45383312281085" calcext:value-type="float">
            <text:p>0.45</text:p>
          </table:table-cell>
          <table:table-cell table:style-name="ce94" table:formula="of:=IF(OR(ISBLANK([.F34]); ISBLANK([.F35])); &quot;&quot;; ([.F34] - [.F35]))" office:value-type="float" office:value="0.601968871956302" calcext:value-type="float">
            <text:p>0.60</text:p>
          </table:table-cell>
          <table:table-cell table:style-name="ce107" table:formula="of:=IF(OR(ISBLANK([.G34]); ISBLANK([.G35])); &quot;&quot;; ([.G34] - [.G35]))" office:value-type="float" office:value="0.16646430633437" calcext:value-type="float">
            <text:p>0.17</text:p>
          </table:table-cell>
          <table:table-cell table:style-name="ce54"/>
          <table:table-cell table:style-name="ce94" table:formula="of:=IF(OR(ISBLANK([.I34]); ISBLANK([.I35])); &quot;&quot;; ([.I34] - [.I35]))" office:value-type="float" office:value="-0.234063487858691" calcext:value-type="float">
            <text:p>-0.23</text:p>
          </table:table-cell>
          <table:table-cell table:style-name="ce107" table:formula="of:=IF(OR(ISBLANK([.J34]); ISBLANK([.J35])); &quot;&quot;; ([.J34] - [.J35]))" office:value-type="float" office:value="-0.41308063611348" calcext:value-type="float">
            <text:p>-0.41</text:p>
          </table:table-cell>
          <table:table-cell table:style-name="ce94" table:formula="of:=IF(OR(ISBLANK([.K34]); ISBLANK([.K35])); &quot;&quot;; ([.K34] - [.K35]))" office:value-type="float" office:value="-0.405207296615203" calcext:value-type="float">
            <text:p>-0.41</text:p>
          </table:table-cell>
          <table:table-cell table:style-name="ce107" table:formula="of:=IF(OR(ISBLANK([.L34]); ISBLANK([.L35])); &quot;&quot;; ([.L34] - [.L35]))" office:value-type="float" office:value="-0.46492123844106" calcext:value-type="float">
            <text:p>-0.46</text:p>
          </table:table-cell>
          <table:table-cell table:style-name="ce94" table:formula="of:=IF(OR(ISBLANK([.M34]); ISBLANK([.M35])); &quot;&quot;; ([.M34] - [.M35]))" office:value-type="float" office:value="-0.0304246400203994" calcext:value-type="float">
            <text:p>-0.03</text:p>
          </table:table-cell>
          <table:table-cell table:style-name="ce107" table:formula="of:=IF(OR(ISBLANK([.N34]); ISBLANK([.N35])); &quot;&quot;; ([.N34] - [.N35]))" office:value-type="float" office:value="0.65450971592779" calcext:value-type="float">
            <text:p>0.65</text:p>
          </table:table-cell>
          <table:table-cell table:style-name="ce25"/>
          <table:table-cell table:number-columns-repeated="2"/>
          <table:table-cell table:style-name="ce44" table:formula="of:=IF([.A36]&lt;&gt;&quot;&quot;; [.A36]; &quot;&quot;)" office:value-type="string" office:string-value="Improvement" calcext:value-type="string">
            <text:p>Improvement</text:p>
          </table:table-cell>
          <table:table-cell table:style-name="ce67" table:formula="of:=IF(AND([.B36]&lt;&gt;&quot;&quot;; [.C36]&lt;&gt;&quot;&quot;); &quot; $&quot; &amp; TEXT([.B36]; &quot;0.00&quot;) &amp; &quot;_{\delta \hspace{1px} &quot; &amp; TEXT([.C36]; &quot;0.00&quot;) &amp; &quot;}$ &quot;; &quot;&quot;)" office:value-type="string" office:string-value=" $0.43_{\delta \hspace{1px} 0.14}$ " calcext:value-type="string">
            <text:p><text:s/>$0.43_{\delta \hspace{1px} 0.14}$ </text:p>
          </table:table-cell>
          <table:table-cell table:style-name="ce67" table:formula="of:=IF(AND([.D36]&lt;&gt;&quot;&quot;; [.E36]&lt;&gt;&quot;&quot;); &quot; $&quot; &amp; TEXT([.D36]; &quot;0.00&quot;) &amp; &quot;_{\delta \hspace{1px} &quot; &amp; TEXT([.E36]; &quot;0.00&quot;) &amp; &quot;}$ &quot;; &quot;&quot;)" office:value-type="string" office:string-value=" $0.29_{\delta \hspace{1px} 0.45}$ " calcext:value-type="string">
            <text:p><text:s/>$0.29_{\delta \hspace{1px} 0.45}$ </text:p>
          </table:table-cell>
          <table:table-cell table:style-name="ce67" table:formula="of:=IF(AND([.F36]&lt;&gt;&quot;&quot;; [.G36]&lt;&gt;&quot;&quot;); &quot; $&quot; &amp; TEXT([.F36]; &quot;0.00&quot;) &amp; &quot;_{\delta \hspace{1px} &quot; &amp; TEXT([.G36]; &quot;0.00&quot;) &amp; &quot;}$ &quot;; &quot;&quot;)" office:value-type="string" office:string-value=" $0.60_{\delta \hspace{1px} 0.17}$ " calcext:value-type="string">
            <text:p><text:s/>$0.60_{\delta \hspace{1px} 0.17}$ </text:p>
          </table:table-cell>
          <table:table-cell table:style-name="ce70"/>
          <table:table-cell table:style-name="ce67" table:formula="of:=IF(AND([.I36]&lt;&gt;&quot;&quot;; [.J36]&lt;&gt;&quot;&quot;); &quot; $&quot; &amp; TEXT([.I36]; &quot;0.00&quot;) &amp; &quot;_{\delta \hspace{1px} &quot; &amp; TEXT([.J36]; &quot;0.00&quot;) &amp; &quot;}$ &quot;; &quot;&quot;)" office:value-type="string" office:string-value=" $-0.23_{\delta \hspace{1px} -0.41}$ " calcext:value-type="string">
            <text:p><text:s/>$-0.23_{\delta \hspace{1px} -0.41}$ </text:p>
          </table:table-cell>
          <table:table-cell table:style-name="ce67" table:formula="of:=IF(AND([.K36]&lt;&gt;&quot;&quot;; [.L36]&lt;&gt;&quot;&quot;); &quot; $&quot; &amp; TEXT([.K36]; &quot;0.00&quot;) &amp; &quot;_{\delta \hspace{1px} &quot; &amp; TEXT([.L36]; &quot;0.00&quot;) &amp; &quot;}$ &quot;; &quot;&quot;)" office:value-type="string" office:string-value=" $-0.41_{\delta \hspace{1px} -0.46}$ " calcext:value-type="string">
            <text:p><text:s/>$-0.41_{\delta \hspace{1px} -0.46}$ </text:p>
          </table:table-cell>
          <table:table-cell table:style-name="ce67" table:formula="of:=IF(AND([.M36]&lt;&gt;&quot;&quot;; [.N36]&lt;&gt;&quot;&quot;); &quot; $&quot; &amp; TEXT([.M36]; &quot;0.00&quot;) &amp; &quot;_{\delta \hspace{1px} &quot; &amp; TEXT([.N36]; &quot;0.00&quot;) &amp; &quot;}$ &quot;; &quot;&quot;)" office:value-type="string" office:string-value=" $-0.03_{\delta \hspace{1px} 0.65}$ " calcext:value-type="string">
            <text:p><text:s/>$-0.03_{\delta \hspace{1px} 0.65}$ </text:p>
          </table:table-cell>
          <table:table-cell table:number-columns-repeated="16353"/>
        </table:table-row>
        <table:table-row table:style-name="ro2" table:number-rows-repeated="1048539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25:40.50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26:34.952000000</dc:date>
    <meta:editing-cycles>92</meta:editing-cycles>
    <meta:editing-duration>PT6H49M7S</meta:editing-duration>
    <meta:document-statistic meta:table-count="1" meta:cell-count="569" meta:object-count="0"/>
  </office:meta>
</office:document-meta>
</file>